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2.907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15.748cm"/>
    </style:style>
    <style:style style:name="co24" style:family="table-column">
      <style:table-column-properties fo:break-before="auto" style:column-width="9.232cm"/>
    </style:style>
    <style:style style:name="co25" style:family="table-column">
      <style:table-column-properties fo:break-before="auto" style:column-width="1.464cm"/>
    </style:style>
    <style:style style:name="co26" style:family="table-column">
      <style:table-column-properties fo:break-before="auto" style:column-width="2.173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8.999cm"/>
    </style:style>
    <style:style style:name="co29" style:family="table-column">
      <style:table-column-properties fo:break-before="auto" style:column-width="3.226cm"/>
    </style:style>
    <style:style style:name="co30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6.854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2.695cm"/>
    </style:style>
    <style:style style:name="co33" style:family="table-column">
      <style:table-column-properties fo:break-before="auto" style:column-width="3.926cm"/>
    </style:style>
    <style:style style:name="co35" style:family="table-column">
      <style:table-column-properties fo:break-before="auto" style:column-width="2.101cm"/>
    </style:style>
    <style:style style:name="co36" style:family="table-column">
      <style:table-column-properties fo:break-before="auto" style:column-width="2.865cm"/>
    </style:style>
    <style:style style:name="co37" style:family="table-column">
      <style:table-column-properties fo:break-before="auto" style:column-width="13.711cm"/>
    </style:style>
    <style:style style:name="co38" style:family="table-column">
      <style:table-column-properties fo:break-before="auto" style:column-width="11.418cm"/>
    </style:style>
    <style:style style:name="co39" style:family="table-column">
      <style:table-column-properties fo:break-before="auto" style:column-width="3.459cm"/>
    </style:style>
    <style:style style:name="co40" style:family="table-column">
      <style:table-column-properties fo:break-before="auto" style:column-width="2.27cm"/>
    </style:style>
    <style:style style:name="co41" style:family="table-column">
      <style:table-column-properties fo:break-before="auto" style:column-width="2.418cm"/>
    </style:style>
    <style:style style:name="co42" style:family="table-column">
      <style:table-column-properties fo:break-before="auto" style:column-width="2.547cm"/>
    </style:style>
    <style:style style:name="co43" style:family="table-column">
      <style:table-column-properties fo:break-before="auto" style:column-width="8.532cm"/>
    </style:style>
    <style:style style:name="co44" style:family="table-column">
      <style:table-column-properties fo:break-before="auto" style:column-width="5.136cm"/>
    </style:style>
    <style:style style:name="co45" style:family="table-column">
      <style:table-column-properties fo:break-before="auto" style:column-width="2.632cm"/>
    </style:style>
    <style:style style:name="co46" style:family="table-column">
      <style:table-column-properties fo:break-before="auto" style:column-width="3.565cm"/>
    </style:style>
    <style:style style:name="ro16" style:family="table-row">
      <style:table-row-properties style:row-height="1.062cm" fo:break-before="auto" style:use-optimal-row-height="false"/>
    </style:style>
    <style:style style:name="ro19" style:family="table-row">
      <style:table-row-properties style:row-height="3.166cm" fo:break-before="auto" style:use-optimal-row-height="true"/>
    </style:style>
    <style:style style:name="ro20" style:family="table-row">
      <style:table-row-properties style:row-height="0.893cm" fo:break-before="auto" style:use-optimal-row-height="false"/>
    </style:style>
    <style:style style:name="ro21" style:family="table-row">
      <style:table-row-properties style:row-height="10.986cm" fo:break-before="auto" style:use-optimal-row-height="false"/>
    </style:style>
    <style:style style:name="ro22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ro13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785cm" fo:break-before="auto" style:use-optimal-row-height="false"/>
    </style:style>
    <style:style style:name="ro27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2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43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3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01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0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fo:background-color="transparent" fo:border="0.06pt solid #000000"/>
      <style:text-properties style:font-name="Roboto"/>
    </style:style>
    <style:style style:name="ce1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119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146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5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65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66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167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68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69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17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7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8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8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92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93" style:family="table-cell" style:parent-style-name="Default">
      <style:text-properties style:font-name="Roboto"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6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9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01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202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5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0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0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08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09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1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213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22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24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25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02"/>
        <table:table-column table:style-name="co2" table:number-columns-repeated="1023" table:default-cell-style-name="ce102"/>
        <table:table-row table:style-name="ro16">
          <table:table-cell table:style-name="ce97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03"/>
          <table:covered-table-cell table:number-columns-repeated="4" table:style-name="ce101"/>
          <table:table-cell table:number-columns-repeated="1018"/>
        </table:table-row>
        <table:table-row table:style-name="ro19">
          <table:table-cell table:style-name="ce98" office:value-type="string" calcext:value-type="string" table:number-columns-spanned="6" table:number-rows-spanned="1">
            <text:p><text:span text:style-name="T2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01"/>
          <table:table-cell table:number-columns-repeated="1018"/>
        </table:table-row>
        <table:table-row table:style-name="ro20">
          <table:table-cell table:style-name="ce99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01"/>
          <table:table-cell table:number-columns-repeated="1018"/>
        </table:table-row>
        <table:table-row table:style-name="ro21">
          <table:table-cell table:style-name="ce100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а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01"/>
          <table:table-cell table:number-columns-repeated="1018"/>
        </table:table-row>
        <table:table-row table:style-name="ro22">
          <table:table-cell table:style-name="ce100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01"/>
          <table:table-cell table:number-columns-repeated="1018"/>
        </table:table-row>
        <table:table-row table:style-name="ro6">
          <table:table-cell table:style-name="ce101" office:value-type="string" calcext:value-type="string">
            <text:p>Версия таблицы:</text:p>
          </table:table-cell>
          <table:table-cell table:style-name="ce101" office:value-type="string" calcext:value-type="string">
            <text:p>0.5.5-alpha</text:p>
          </table:table-cell>
          <table:table-cell table:number-columns-repeated="1022"/>
        </table:table-row>
        <table:table-row table:style-name="ro6">
          <table:table-cell table:style-name="ce101" office:value-type="string" calcext:value-type="string">
            <text:p>Подходит для версии VOSTOK:</text:p>
          </table:table-cell>
          <table:table-cell table:style-name="ce101" office:value-type="string" calcext:value-type="string">
            <text:p>0.5.37</text:p>
          </table:table-cell>
          <table:table-cell table:number-columns-repeated="1022"/>
        </table:table-row>
        <table:table-row table:style-name="ro7">
          <table:table-cell table:style-name="ce101" office:value-type="string" calcext:value-type="string">
            <text:p>Github VOSTOK:</text:p>
          </table:table-cell>
          <table:table-cell table:style-name="ce101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01" office:value-type="string" calcext:value-type="string">
            <text:p>Новости VOSTOK:</text:p>
          </table:table-cell>
          <table:table-cell table:style-name="ce101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01" office:value-type="string" calcext:value-type="string">
            <text:p>Обсуждение VOSTOK:</text:p>
          </table:table-cell>
          <table:table-cell table:style-name="ce101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3" table:default-cell-style-name="ce102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" table:number-columns-repeated="1020" table:default-cell-style-name="ce102"/>
        <table:table-row table:style-name="ro24">
          <table:table-cell table:style-name="ce104" office:value-type="string" calcext:value-type="string">
            <text:p>Параметр</text:p>
          </table:table-cell>
          <table:table-cell table:style-name="ce104" office:value-type="string" calcext:value-type="string" table:number-columns-spanned="2" table:number-rows-spanned="1">
            <text:p>Значение</text:p>
          </table:table-cell>
          <table:covered-table-cell table:style-name="ce104"/>
          <table:table-cell table:style-name="ce104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08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114" table:content-validation-name="val11"/>
          <table:table-cell table:style-name="ce118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115" table:content-validation-name="val2"/>
          <table:table-cell table:style-name="ce119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08" table:content-validation-name="val3" office:value-type="string" calcext:value-type="string" table:number-columns-spanned="2" table:number-rows-spanned="1">
            <text:p>IDEX</text:p>
          </table:table-cell>
          <table:covered-table-cell table:style-name="ce114" table:content-validation-name="val3"/>
          <table:table-cell table:style-name="ce118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115" table:content-validation-name="val4"/>
          <table:table-cell table:style-name="ce119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108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114" table:content-validation-name="val5"/>
          <table:table-cell table:style-name="ce118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115" table:content-validation-name="val6"/>
          <table:table-cell table:style-name="ce119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08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114" table:content-validation-name="val7"/>
          <table:table-cell table:style-name="ce118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25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115" table:content-validation-name="val8"/>
          <table:table-cell table:style-name="ce119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108" table:content-validation-name="val9" office:value-type="string" calcext:value-type="string" table:number-columns-spanned="2" table:number-rows-spanned="1">
            <text:p>Да</text:p>
          </table:table-cell>
          <table:covered-table-cell table:style-name="ce114" table:content-validation-name="val9"/>
          <table:table-cell table:style-name="ce118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115" table:content-validation-name="val10"/>
          <table:table-cell table:style-name="ce119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2" calcext:value-type="float" table:number-columns-spanned="2" table:number-rows-spanned="1">
            <text:p>1,2</text:p>
          </table:table-cell>
          <table:covered-table-cell table:style-name="ce114" table:content-validation-name="val2"/>
          <table:table-cell table:style-name="ce118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116" table:content-validation-name="val2"/>
          <table:table-cell table:style-name="ce119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26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01"/>
          <table:table-cell table:number-columns-repeated="1020"/>
        </table:table-row>
        <table:table-row table:style-name="ro6">
          <table:table-cell table:style-name="ce101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101"/>
          <table:table-cell table:style-name="ce100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01" office:value-type="string" calcext:value-type="string">
            <text:p><text:span text:style-name="T3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101"/>
          <table:covered-table-cell table:style-name="ce114"/>
          <table:table-cell table:number-columns-repeated="1020"/>
        </table:table-row>
        <table:table-row table:style-name="ro7">
          <table:table-cell table:style-name="ce101" office:value-type="string" calcext:value-type="string">
            <text:p><text:span text:style-name="T4">Габарит Z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101"/>
          <table:covered-table-cell table:style-name="ce114"/>
          <table:table-cell table:number-columns-repeated="1020"/>
        </table:table-row>
        <table:table-row table:style-name="ro7">
          <table:table-cell table:style-name="ce101" office:value-type="string" calcext:value-type="string">
            <text:p>Цена [$]</text:p>
          </table:table-cell>
          <table:table-cell table:style-name="ce251" table:formula="of:=[$'Покупные изделия'.E82]+[$'Печатные детали'.H27]+[$'Профиль алюминиевый'.G14]+[$'Карта крепежа'.D29]" office:value-type="currency" office:currency="USD" office:value="819.833910630631" calcext:value-type="currency">
            <text:p>$819,83</text:p>
          </table:table-cell>
          <table:table-cell table:style-name="ce32" table:formula="of:=[.B18]*74.5" office:value-type="currency" office:currency="RUB" office:value="61077.626341982" calcext:value-type="currency">
            <text:p>61 077,63 ₽</text:p>
          </table:table-cell>
          <table:table-cell table:style-name="ce100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38" table:default-cell-style-name="ce102"/>
        <table:table-column table:style-name="co39" table:default-cell-style-name="ce274"/>
        <table:table-column table:style-name="co40" table:default-cell-style-name="ce281"/>
        <table:table-column table:style-name="co41" table:default-cell-style-name="ce288"/>
        <table:table-column table:style-name="co41" table:default-cell-style-name="ce292"/>
        <table:table-column table:style-name="co42" table:default-cell-style-name="ce297"/>
        <table:table-column table:style-name="co2" table:number-columns-repeated="1018" table:default-cell-style-name="ce102"/>
        <table:table-row table:style-name="ro13">
          <table:table-cell table:style-name="ce120" office:value-type="string" calcext:value-type="string">
            <text:p>Наименование</text:p>
          </table:table-cell>
          <table:table-cell table:style-name="ce269" office:value-type="string" calcext:value-type="string">
            <text:p>Цена единицы [$ США]</text:p>
          </table:table-cell>
          <table:table-cell table:style-name="ce275" office:value-type="string" calcext:value-type="string">
            <text:p>Единиц</text:p>
            <text:p>[шт]</text:p>
          </table:table-cell>
          <table:table-cell table:style-name="ce146" office:value-type="string" calcext:value-type="string">
            <text:p>Длина</text:p>
            <text:p>[м]</text:p>
          </table:table-cell>
          <table:table-cell table:style-name="ce269" office:value-type="string" calcext:value-type="string">
            <text:p>Итого</text:p>
          </table:table-cell>
          <table:table-cell table:style-name="ce104" office:value-type="string" calcext:value-type="string">
            <text:p>Ссылка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Экструдер</text:p>
          </table:table-cell>
          <table:covered-table-cell table:style-name="ce132"/>
          <table:covered-table-cell table:style-name="ce139"/>
          <table:covered-table-cell table:style-name="ce147"/>
          <table:covered-table-cell table:style-name="ce251"/>
          <table:covered-table-cell table:style-name="ce158"/>
          <table:table-cell table:number-columns-repeated="1018"/>
        </table:table-row>
        <table:table-row table:style-name="ro7">
          <table:table-cell table:style-name="ce101" office:value-type="string" calcext:value-type="string">
            <text:p>BMG</text:p>
          </table:table-cell>
          <table:table-cell table:style-name="ce270" office:value-type="currency" office:currency="USD" office:value="8.92" calcext:value-type="currency">
            <text:p>$8,92</text:p>
          </table:table-cell>
          <table:table-cell table:style-name="ce277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84"/>
          <table:table-cell table:style-name="ce251" table:formula="of:=[.B3]*[.C3]" office:value-type="currency" office:currency="USD" office:value="17.84" calcext:value-type="currency">
            <text:p>$17,84</text:p>
          </table:table-cell>
          <table:table-cell table:style-name="ce158" office:value-type="string" calcext:value-type="string">
            <text:p><text:a xlink:href="https://letyshops.com/r/aliexpress-7429e2a46c29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Радиатор e3d v6</text:p>
          </table:table-cell>
          <table:table-cell table:style-name="ce271" office:value-type="currency" office:currency="USD" office:value="3.59" calcext:value-type="currency">
            <text:p>$3,5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4]*[.C4]" office:value-type="currency" office:currency="USD" office:value="7.18" calcext:value-type="currency">
            <text:p>$7,18</text:p>
          </table:table-cell>
          <table:table-cell table:style-name="ce159" office:value-type="string" calcext:value-type="string">
            <text:p><text:a xlink:href="https://letyshops.com/r/aliexpress-4f2c11bfd2a5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Горло титановое е3d v6</text:p>
          </table:table-cell>
          <table:table-cell table:style-name="ce270" office:value-type="currency" office:currency="USD" office:value="4.99" calcext:value-type="currency">
            <text:p>$4,9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5]*[.C5]" office:value-type="currency" office:currency="USD" office:value="9.98" calcext:value-type="currency">
            <text:p>$9,98</text:p>
          </table:table-cell>
          <table:table-cell table:style-name="ce158" office:value-type="string" calcext:value-type="string">
            <text:p><text:a xlink:href="https://letyshops.com/r/aliexpress-945b6462046f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Нагревательный блок e3d v6</text:p>
          </table:table-cell>
          <table:table-cell table:style-name="ce271" office:value-type="currency" office:currency="USD" office:value="1.66" calcext:value-type="currency">
            <text:p>$1,66</text:p>
          </table:table-cell>
          <table:table-cell table:style-name="ce278" table:formula="of:=IF([$Настройки.B5]=[$БД.A19];1;0)*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6]*[.C6]" office:value-type="currency" office:currency="USD" office:value="3.32" calcext:value-type="currency">
            <text:p>$3,32</text:p>
          </table:table-cell>
          <table:table-cell table:style-name="ce159" office:value-type="string" calcext:value-type="string">
            <text:p><text:a xlink:href="https://letyshops.com/r/aliexpress-b1d2b9b46fd2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Сопло латунное e3d v6</text:p>
          </table:table-cell>
          <table:table-cell table:style-name="ce270" office:value-type="currency" office:currency="USD" office:value="2.07" calcext:value-type="currency">
            <text:p>$2,07</text:p>
          </table:table-cell>
          <table:table-cell table:style-name="ce276" table:formula="of:=[.$C$6]" office:value-type="float" office:value="2" calcext:value-type="float">
            <text:p>2</text:p>
          </table:table-cell>
          <table:table-cell table:style-name="ce283"/>
          <table:table-cell table:style-name="ce251" table:formula="of:=[.B7]*[.C7]" office:value-type="currency" office:currency="USD" office:value="4.14" calcext:value-type="currency">
            <text:p>$4,14</text:p>
          </table:table-cell>
          <table:table-cell table:style-name="ce158" office:value-type="string" calcext:value-type="string">
            <text:p><text:a xlink:href="https://letyshops.com/r/aliexpress-d1da790dfb06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Нагревательный блок e3d volcano</text:p>
          </table:table-cell>
          <table:table-cell table:style-name="ce271" office:value-type="currency" office:currency="USD" office:value="1.8" calcext:value-type="currency">
            <text:p>$1,80</text:p>
          </table:table-cell>
          <table:table-cell table:style-name="ce278" table:formula="of:=IF([$Настройки.B5]=[$БД.A20];1;0)*[Расчёты.$B$20]" office:value-type="float" office:value="0" calcext:value-type="float">
            <text:p>0</text:p>
          </table:table-cell>
          <table:table-cell table:style-name="ce285"/>
          <table:table-cell table:style-name="ce289" table:formula="of:=[.B8]*[.C8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4555b0b90e08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Сопло латунное e3d volcano</text:p>
          </table:table-cell>
          <table:table-cell table:style-name="ce270" office:value-type="currency" office:currency="USD" office:value="2.19" calcext:value-type="currency">
            <text:p>$2,19</text:p>
          </table:table-cell>
          <table:table-cell table:style-name="ce276" table:formula="of:=[.C8]" office:value-type="float" office:value="0" calcext:value-type="float">
            <text:p>0</text:p>
          </table:table-cell>
          <table:table-cell table:style-name="ce283"/>
          <table:table-cell table:style-name="ce251" table:formula="of:=[.B9]*[.C9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letyshops.com/r/aliexpress-fb519bdf2c35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Нагревательный элемент 24в 40Вт</text:p>
          </table:table-cell>
          <table:table-cell table:style-name="ce271" office:value-type="currency" office:currency="USD" office:value="1.83" calcext:value-type="currency">
            <text:p>$1,83</text:p>
          </table:table-cell>
          <table:table-cell table:style-name="ce278" table:formula="of:=[.$C$4]" office:value-type="float" office:value="2" calcext:value-type="float">
            <text:p>2</text:p>
          </table:table-cell>
          <table:table-cell table:style-name="ce285"/>
          <table:table-cell table:style-name="ce289" table:formula="of:=[.B10]*[.C10]" office:value-type="currency" office:currency="USD" office:value="3.66" calcext:value-type="currency">
            <text:p>$3,66</text:p>
          </table:table-cell>
          <table:table-cell table:style-name="ce159" office:value-type="string" calcext:value-type="string">
            <text:p><text:a xlink:href="https://letyshops.com/r/aliexpress-665f4c2b4a89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Термистор ATC Semitec 104GT-2 104NT-4-R025H42G</text:p>
          </table:table-cell>
          <table:table-cell table:style-name="ce270" office:value-type="currency" office:currency="USD" office:value="2.09" calcext:value-type="currency">
            <text:p>$2,0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1]*[.C11]" office:value-type="currency" office:currency="USD" office:value="4.18" calcext:value-type="currency">
            <text:p>$4,18</text:p>
          </table:table-cell>
          <table:table-cell table:style-name="ce158" office:value-type="string" calcext:value-type="string">
            <text:p><text:a xlink:href="https://letyshops.com/r/aliexpress-95d24e8fd2f4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Вентилятор 30х30х10</text:p>
          </table:table-cell>
          <table:table-cell table:style-name="ce271" office:value-type="currency" office:currency="USD" office:value="5.38" calcext:value-type="currency">
            <text:p>$5,38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2]*[.C12]" office:value-type="currency" office:currency="USD" office:value="10.76" calcext:value-type="currency">
            <text:p>$10,76</text:p>
          </table:table-cell>
          <table:table-cell table:style-name="ce159" office:value-type="string" calcext:value-type="string">
            <text:p><text:a xlink:href="https://letyshops.com/r/aliexpress-1a6214bda047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Вентилятор 5020</text:p>
          </table:table-cell>
          <table:table-cell table:style-name="ce270" table:formula="of:=7.72/2" office:value-type="currency" office:currency="USD" office:value="3.86" calcext:value-type="currency">
            <text:p>$3,86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3]*[.C13]" office:value-type="currency" office:currency="USD" office:value="7.72" calcext:value-type="currency">
            <text:p>$7,72</text:p>
          </table:table-cell>
          <table:table-cell table:style-name="ce158" office:value-type="string" calcext:value-type="string">
            <text:p><text:a xlink:href="https://aliexpress.ru/item/32837932718.html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Трубка PTFE ID2 OD4</text:p>
          </table:table-cell>
          <table:table-cell table:style-name="ce271" office:value-type="currency" office:currency="USD" office:value="1.26" calcext:value-type="currency">
            <text:p>$1,2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3" calcext:value-type="float">
            <text:p>3,00</text:p>
          </table:table-cell>
          <table:table-cell table:style-name="ce289" table:formula="of:=[.B14]*[.C14]*[.D14]" office:value-type="currency" office:currency="USD" office:value="3.78" calcext:value-type="currency">
            <text:p>$3,78</text:p>
          </table:table-cell>
          <table:table-cell table:style-name="ce159" office:value-type="string" calcext:value-type="string">
            <text:p><text:a xlink:href="https://letyshops.com/r/aliexpress-a57494f89cb0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Мотор Nema17; 20-23мм</text:p>
          </table:table-cell>
          <table:table-cell table:style-name="ce270" office:value-type="currency" office:currency="USD" office:value="12.45" calcext:value-type="currency">
            <text:p>$12,45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5]*[.C15]" office:value-type="currency" office:currency="USD" office:value="24.9" calcext:value-type="currency">
            <text:p>$24,90</text:p>
          </table:table-cell>
          <table:table-cell table:style-name="ce158" office:value-type="string" calcext:value-type="string">
            <text:p><text:a xlink:href="https://letyshops.com/r/aliexpress-dbc8923ad490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16]*[.C16]" office:value-type="currency" office:currency="USD" office:value="0.256756756756757" calcext:value-type="currency">
            <text:p>$0,26</text:p>
          </table:table-cell>
          <table:table-cell table:style-name="ce159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Ось X</text:p>
          </table:table-cell>
          <table:covered-table-cell table:style-name="ce132"/>
          <table:covered-table-cell table:style-name="ce139"/>
          <table:covered-table-cell table:style-name="ce147"/>
          <table:covered-table-cell table:style-name="ce251"/>
          <table:covered-table-cell table:style-name="ce158"/>
          <table:table-cell table:number-columns-repeated="1018"/>
        </table:table-row>
        <table:table-row table:style-name="ro7">
          <table:table-cell table:style-name="ce101" office:value-type="string" calcext:value-type="string">
            <text:p>Рельса MGN9</text:p>
          </table:table-cell>
          <table:table-cell table:style-name="ce270" table:formula="of:=(49.15-22.86)*2" office:value-type="currency" office:currency="USD" office:value="52.58" calcext:value-type="currency">
            <text:p>$52,58</text:p>
          </table:table-cell>
          <table:table-cell table:style-name="ce276" office:value-type="float" office:value="1" calcext:value-type="float">
            <text:p>1</text:p>
          </table:table-cell>
          <table:table-cell table:style-name="ce283" table:formula="of:=[$Расчёты.B25]" office:value-type="float" office:value="0.5" calcext:value-type="float">
            <text:p>0,50</text:p>
          </table:table-cell>
          <table:table-cell table:style-name="ce251" table:formula="of:=[.B18]*[.C18]*[.D18]" office:value-type="currency" office:currency="USD" office:value="26.29" calcext:value-type="currency">
            <text:p>$26,29</text:p>
          </table:table-cell>
          <table:table-cell table:style-name="ce158" office:value-type="string" calcext:value-type="string">
            <text:p><text:a xlink:href="https://letyshops.com/r/aliexpress-3074453d97a2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Каретка MGN9H</text:p>
          </table:table-cell>
          <table:table-cell table:style-name="ce271" office:value-type="currency" office:currency="USD" office:value="22.86" calcext:value-type="currency">
            <text:p>$22,86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9]*[.C19]" office:value-type="currency" office:currency="USD" office:value="45.72" calcext:value-type="currency">
            <text:p>$45,72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Подшипник f623zz</text:p>
          </table:table-cell>
          <table:table-cell table:style-name="ce270" table:formula="of:=2.7/10" office:value-type="currency" office:currency="USD" office:value="0.27" calcext:value-type="currency">
            <text:p>$0,27</text:p>
          </table:table-cell>
          <table:table-cell table:style-name="ce276" table:formula="of:=[Расчёты.$B$20]*8" office:value-type="float" office:value="16" calcext:value-type="float">
            <text:p>16</text:p>
          </table:table-cell>
          <table:table-cell table:style-name="ce283"/>
          <table:table-cell table:style-name="ce251" table:formula="of:=[.B20]*[.C20]" office:value-type="currency" office:currency="USD" office:value="4.32" calcext:value-type="currency">
            <text:p>$4,32</text:p>
          </table:table-cell>
          <table:table-cell table:style-name="ce161" office:value-type="string" calcext:value-type="string">
            <text:p><text:a xlink:href="https://letyshops.com/r/aliexpress-2399ad2cb8df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Подшипник 623zz</text:p>
          </table:table-cell>
          <table:table-cell table:style-name="ce271" table:formula="of:=3.29/10" office:value-type="currency" office:currency="USD" office:value="0.329" calcext:value-type="currency">
            <text:p>$0,33</text:p>
          </table:table-cell>
          <table:table-cell table:style-name="ce278" table:formula="of:=[Расчёты.$B$20]*4" office:value-type="float" office:value="8" calcext:value-type="float">
            <text:p>8</text:p>
          </table:table-cell>
          <table:table-cell table:style-name="ce285"/>
          <table:table-cell table:style-name="ce289" table:formula="of:=[.B21]*[.C21]" office:value-type="currency" office:currency="USD" office:value="2.632" calcext:value-type="currency">
            <text:p>$2,63</text:p>
          </table:table-cell>
          <table:table-cell table:style-name="ce159" office:value-type="string" calcext:value-type="string">
            <text:p><text:a xlink:href="https://letyshops.com/r/aliexpress-81dd9900a384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22]*[.C22]" office:value-type="currency" office:currency="USD" office:value="16.3333333333333" calcext:value-type="currency">
            <text:p>$16,33</text:p>
          </table:table-cell>
          <table:table-cell table:style-name="ce158" office:value-type="string" calcext:value-type="string">
            <text:p><text:a xlink:href="https://letyshops.com/r/aliexpress-ae62fce26207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Шкив 2GT; вн.диам. 5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23]*[.C23]" office:value-type="currency" office:currency="USD" office:value="7.98" calcext:value-type="currency">
            <text:p>$7,98</text:p>
          </table:table-cell>
          <table:table-cell table:style-name="ce159" office:value-type="string" calcext:value-type="string">
            <text:p><text:a xlink:href="https://letyshops.com/r/aliexpress-bbc227425220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Ремень 2GT; 9-10мм</text:p>
          </table:table-cell>
          <table:table-cell table:style-name="ce270" office:value-type="currency" office:currency="USD" office:value="2.2" calcext:value-type="currency">
            <text:p>$2,20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 table:formula="of:=2*([.D26]+0.04+[.D18]+0.07)" office:value-type="float" office:value="1.82" calcext:value-type="float">
            <text:p>1,82</text:p>
          </table:table-cell>
          <table:table-cell table:style-name="ce251" table:formula="of:=[.B24]*[.C24]*[.D24]" office:value-type="currency" office:currency="USD" office:value="8.008" calcext:value-type="currency">
            <text:p>$8,01</text:p>
          </table:table-cell>
          <table:table-cell table:style-name="ce158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Ось Y</text:p>
          </table:table-cell>
          <table:covered-table-cell table:style-name="ce132"/>
          <table:covered-table-cell table:style-name="ce139"/>
          <table:covered-table-cell table:style-name="ce147"/>
          <table:covered-table-cell table:style-name="ce251"/>
          <table:covered-table-cell table:style-name="ce158"/>
          <table:table-cell table:number-columns-repeated="1018"/>
        </table:table-row>
        <table:table-row table:style-name="ro7">
          <table:table-cell table:style-name="ce261" office:value-type="string" calcext:value-type="string">
            <text:p>Рельса MGN12</text:p>
          </table:table-cell>
          <table:table-cell table:style-name="ce272" table:formula="of:=(51.15-24.13)/0.3" office:value-type="currency" office:currency="USD" office:value="90.0666666666667" calcext:value-type="currency">
            <text:p>$90,07</text:p>
          </table:table-cell>
          <table:table-cell table:style-name="ce279" office:value-type="float" office:value="2" calcext:value-type="float">
            <text:p>2</text:p>
          </table:table-cell>
          <table:table-cell table:style-name="ce286" table:formula="of:=COM.MICROSOFT.CEILING.PRECISE([$Расчёты.B18]+40;50)/1000" office:value-type="float" office:value="0.3" calcext:value-type="float">
            <text:p>0,30</text:p>
          </table:table-cell>
          <table:table-cell table:style-name="ce251" table:formula="of:=[.B26]*[.C26]*[.D26]" office:value-type="currency" office:currency="USD" office:value="54.04" calcext:value-type="currency">
            <text:p>$54,04</text:p>
          </table:table-cell>
          <table:table-cell table:style-name="ce161" office:value-type="string" calcext:value-type="string">
            <text:p><text:a xlink:href="https://letyshops.com/r/aliexpress-985ff2780ed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2" office:value-type="string" calcext:value-type="string">
            <text:p>Каретка MGN12H</text:p>
          </table:table-cell>
          <table:table-cell table:style-name="ce273" office:value-type="currency" office:currency="USD" office:value="24.13" calcext:value-type="currency">
            <text:p>$24,13</text:p>
          </table:table-cell>
          <table:table-cell table:style-name="ce280" office:value-type="float" office:value="2" calcext:value-type="float">
            <text:p>2</text:p>
          </table:table-cell>
          <table:table-cell table:style-name="ce287"/>
          <table:table-cell table:style-name="ce289" table:formula="of:=[.B27]*[.C27]" office:value-type="currency" office:currency="USD" office:value="48.26" calcext:value-type="currency">
            <text:p>$48,26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28]*[.C28]" office:value-type="currency" office:currency="USD" office:value="8.16666666666667" calcext:value-type="currency">
            <text:p>$8,17</text:p>
          </table:table-cell>
          <table:table-cell table:style-name="ce158" office:value-type="string" calcext:value-type="string">
            <text:p><text:a xlink:href="https://letyshops.com/r/aliexpress-354b069acf0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4" office:value-type="string" calcext:value-type="string">
            <text:p>Подшипник f688zz</text:p>
          </table:table-cell>
          <table:table-cell table:style-name="ce273" table:formula="of:=2.97/10" office:value-type="currency" office:currency="USD" office:value="0.297" calcext:value-type="currency">
            <text:p>$0,30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29]*[.C29]" office:value-type="currency" office:currency="USD" office:value="0.891" calcext:value-type="currency">
            <text:p>$0,89</text:p>
          </table:table-cell>
          <table:table-cell table:style-name="ce295" office:value-type="string" calcext:value-type="string">
            <text:p><text:a xlink:href="https://letyshops.com/r/aliexpress-2399ad2cb8df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Шкив 2GT; вн.диам. 5Мм; 20 зубов </text:p>
          </table:table-cell>
          <table:table-cell table:style-name="ce270" office:value-type="currency" office:currency="USD" office:value="3.99" calcext:value-type="currency">
            <text:p>$3,99</text:p>
          </table:table-cell>
          <table:table-cell table:style-name="ce279" office:value-type="float" office:value="1" calcext:value-type="float">
            <text:p>1</text:p>
          </table:table-cell>
          <table:table-cell table:style-name="ce286"/>
          <table:table-cell table:style-name="ce251" table:formula="of:=[.B30]*[.C30]" office:value-type="currency" office:currency="USD" office:value="3.99" calcext:value-type="currency">
            <text:p>$3,99</text:p>
          </table:table-cell>
          <table:table-cell table:style-name="ce158" office:value-type="string" calcext:value-type="string">
            <text:p><text:a xlink:href="https://letyshops.com/r/aliexpress-bbc227425220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4" office:value-type="string" calcext:value-type="string">
            <text:p>Шкив 2GT; вн.диам. 8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31]*[.C31]" office:value-type="currency" office:currency="USD" office:value="11.97" calcext:value-type="currency">
            <text:p>$11,97</text:p>
          </table:table-cell>
          <table:table-cell table:style-name="ce159" office:value-type="string" calcext:value-type="string">
            <text:p><text:a xlink:href="https://letyshops.com/r/aliexpress-bbc227425220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Вал диам.8</text:p>
          </table:table-cell>
          <table:table-cell table:style-name="ce272" table:formula="of:=13.04/0.6/2" office:value-type="currency" office:currency="USD" office:value="10.8666666666667" calcext:value-type="currency">
            <text:p>$10,87</text:p>
          </table:table-cell>
          <table:table-cell table:style-name="ce279" office:value-type="float" office:value="1" calcext:value-type="float">
            <text:p>1</text:p>
          </table:table-cell>
          <table:table-cell table:style-name="ce286" table:formula="of:=[.D18]+0.1" office:value-type="float" office:value="0.6" calcext:value-type="float">
            <text:p>0,60</text:p>
          </table:table-cell>
          <table:table-cell table:style-name="ce251" table:formula="of:=[.B32]*[.C32]*[.D32]" office:value-type="currency" office:currency="USD" office:value="6.52" calcext:value-type="currency">
            <text:p>$6,52</text:p>
          </table:table-cell>
          <table:table-cell table:style-name="ce161" office:value-type="string" calcext:value-type="string">
            <text:p><text:a xlink:href="https://letyshops.com/r/aliexpress-fc415f9d05c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122" office:value-type="string" calcext:value-type="string">
            <text:p>Ремень 2GT; 9-10мм; открытый</text:p>
          </table:table-cell>
          <table:table-cell table:style-name="ce271" office:value-type="currency" office:currency="USD" office:value="2.2" calcext:value-type="currency">
            <text:p>$2,20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2*([.D26]+0.07)" office:value-type="float" office:value="0.74" calcext:value-type="float">
            <text:p>0,74</text:p>
          </table:table-cell>
          <table:table-cell table:style-name="ce289" table:formula="of:=[.B33]*[.C33]*[.D33]" office:value-type="currency" office:currency="USD" office:value="3.256" calcext:value-type="currency">
            <text:p>$3,26</text:p>
          </table:table-cell>
          <table:table-cell table:style-name="ce159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Ремень 2GT; 9-10мм; кольцо 75 зубов</text:p>
          </table:table-cell>
          <table:table-cell table:style-name="ce270" table:formula="of:=8.99/5" office:value-type="currency" office:currency="USD" office:value="1.798" calcext:value-type="currency">
            <text:p>$1,8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34]*[.C34]" office:value-type="currency" office:currency="USD" office:value="1.798" calcext:value-type="currency">
            <text:p>$1,80</text:p>
          </table:table-cell>
          <table:table-cell table:style-name="ce158" office:value-type="string" calcext:value-type="string">
            <text:p><text:a xlink:href="https://letyshops.com/r/aliexpress-91506a5256f7" xlink:type="simple">Aliexpress</text:a></text:p>
          </table:table-cell>
          <table:table-cell table:number-columns-repeated="1018"/>
        </table:table-row>
        <table:table-row table:style-name="ro6">
          <table:table-cell table:style-name="ce104" office:value-type="string" calcext:value-type="string" table:number-columns-spanned="6" table:number-rows-spanned="1">
            <text:p>Ось Z</text:p>
          </table:table-cell>
          <table:covered-table-cell table:style-name="ce272"/>
          <table:covered-table-cell table:style-name="ce279"/>
          <table:covered-table-cell table:style-name="ce286"/>
          <table:covered-table-cell table:style-name="ce290"/>
          <table:covered-table-cell table:style-name="ce161"/>
          <table:table-cell table:style-name="ce298"/>
          <table:table-cell table:number-columns-repeated="1017"/>
        </table:table-row>
        <table:table-row table:style-name="ro7">
          <table:table-cell table:style-name="ce261" office:value-type="string" calcext:value-type="string">
            <text:p>Каретка Openbuilds в сборе</text:p>
          </table:table-cell>
          <table:table-cell table:style-name="ce272" office:value-type="currency" office:currency="USD" office:value="4.13" calcext:value-type="currency">
            <text:p>$4,13</text:p>
          </table:table-cell>
          <table:table-cell table:style-name="ce279" table:formula="of:=IF([$Настройки.B6]=[$БД.A39];[$Расчёты.B21];0)" office:value-type="float" office:value="2" calcext:value-type="float">
            <text:p>2</text:p>
          </table:table-cell>
          <table:table-cell table:style-name="ce286"/>
          <table:table-cell table:style-name="ce251" table:formula="of:=[.B36]*[.C36]" office:value-type="currency" office:currency="USD" office:value="8.26" calcext:value-type="currency">
            <text:p>$8,26</text:p>
          </table:table-cell>
          <table:table-cell table:style-name="ce161" office:value-type="string" calcext:value-type="string">
            <text:p><text:a xlink:href="https://letyshops.com/r/aliexpress-79088e0bd19b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122" office:value-type="string" calcext:value-type="string">
            <text:p>Винт Tr8x2</text:p>
          </table:table-cell>
          <table:table-cell table:style-name="ce271" table:formula="of:=5.12/0.3" office:value-type="currency" office:currency="USD" office:value="17.0666666666667" calcext:value-type="currency">
            <text:p>$17,07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COM.MICROSOFT.CEILING.PRECISE(([$Настройки.B3]+30)/1000;0.05)" office:value-type="float" office:value="0.3" calcext:value-type="float">
            <text:p>0,30</text:p>
          </table:table-cell>
          <table:table-cell table:style-name="ce289" table:formula="of:=[.B37]*[.C37]*[.D37]" office:value-type="currency" office:currency="USD" office:value="10.24" calcext:value-type="currency">
            <text:p>$10,24</text:p>
          </table:table-cell>
          <table:table-cell table:style-name="ce159" office:value-type="string" calcext:value-type="string">
            <text:p><text:a xlink:href="https://letyshops.com/r/aliexpress-345577b8ed7c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Гайка POM Tr8x2</text:p>
          </table:table-cell>
          <table:table-cell table:style-name="ce270" office:value-type="currency" office:currency="USD" office:value="0.38" calcext:value-type="currency">
            <text:p>$0,38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38]*[.C38]" office:value-type="currency" office:currency="USD" office:value="0.76" calcext:value-type="currency">
            <text:p>$0,76</text:p>
          </table:table-cell>
          <table:table-cell table:style-name="ce158" office:value-type="string" calcext:value-type="string">
            <text:p><text:a xlink:href="https://letyshops.com/r/aliexpress-b6f62828f589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Мотор Nema17; 30-42мм</text:p>
          </table:table-cell>
          <table:table-cell table:style-name="ce271" office:value-type="currency" office:currency="USD" office:value="7.6" calcext:value-type="currency">
            <text:p>$7,6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39]*[.C39]" office:value-type="currency" office:currency="USD" office:value="15.2" calcext:value-type="currency">
            <text:p>$15,20</text:p>
          </table:table-cell>
          <table:table-cell table:style-name="ce159" office:value-type="string" calcext:value-type="string">
            <text:p><text:a xlink:href="https://letyshops.com/r/aliexpress-159fdf33216f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Муфта 5x8мм</text:p>
          </table:table-cell>
          <table:table-cell table:style-name="ce270" office:value-type="currency" office:currency="USD" office:value="2.15" calcext:value-type="currency">
            <text:p>$2,15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0]*[.C40]" office:value-type="currency" office:currency="USD" office:value="4.3" calcext:value-type="currency">
            <text:p>$4,30</text:p>
          </table:table-cell>
          <table:table-cell table:style-name="ce158" office:value-type="string" calcext:value-type="string">
            <text:p><text:a xlink:href="https://letyshops.com/r/aliexpress-bf25e144b00c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Стол</text:p>
          </table:table-cell>
          <table:covered-table-cell table:style-name="ce132"/>
          <table:covered-table-cell table:style-name="ce139"/>
          <table:covered-table-cell table:style-name="ce147"/>
          <table:covered-table-cell table:style-name="ce251"/>
          <table:covered-table-cell table:style-name="ce158"/>
          <table:table-cell table:number-columns-repeated="1018"/>
        </table:table-row>
        <table:table-row table:style-name="ro7">
          <table:table-cell table:style-name="ce101" table:formula="of:=[$БД.A3]" office:value-type="string" office:string-value="DC 220х220 (MK3)" calcext:value-type="string">
            <text:p>DC 220х220 (MK3)</text:p>
          </table:table-cell>
          <table:table-cell table:style-name="ce270" office:value-type="currency" office:currency="USD" office:value="15.42" calcext:value-type="currency">
            <text:p>$15,42</text:p>
          </table:table-cell>
          <table:table-cell table:style-name="ce276" table:formula="of:=IF([$Настройки.$B$2]=[$БД.A3];1;0)" office:value-type="float" office:value="0" calcext:value-type="float">
            <text:p>0</text:p>
          </table:table-cell>
          <table:table-cell table:style-name="ce283"/>
          <table:table-cell table:style-name="ce251" table:formula="of:=[.B42]*[.C42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letyshops.com/r/aliexpress-b81dba5d382f" xlink:type="simple">Aliexpress</text:a></text:p>
          </table:table-cell>
          <table:table-cell table:number-columns-repeated="1018"/>
        </table:table-row>
        <table:table-row table:style-name="ro7">
          <table:table-cell table:style-name="ce122" table:formula="of:=[$БД.A4]" office:value-type="string" office:string-value="DC 314х214 (MK2B)" calcext:value-type="string">
            <text:p>DC 314х214 (MK2B)</text:p>
          </table:table-cell>
          <table:table-cell table:style-name="ce271" office:value-type="currency" office:currency="USD" office:value="29.79" calcext:value-type="currency">
            <text:p>$29,79</text:p>
          </table:table-cell>
          <table:table-cell table:style-name="ce278" table:formula="of:=IF([$Настройки.$B$2]=[$БД.A4];1;0)" office:value-type="float" office:value="0" calcext:value-type="float">
            <text:p>0</text:p>
          </table:table-cell>
          <table:table-cell table:style-name="ce285"/>
          <table:table-cell table:style-name="ce289" table:formula="of:=[.B43]*[.C43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3ad43e1ff626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Плита стола 300x250мм; толщина 4мм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$B$2]=[$БД.A5];1;0)" office:value-type="float" office:value="0" calcext:value-type="float">
            <text:p>0</text:p>
          </table:table-cell>
          <table:table-cell table:style-name="ce283"/>
          <table:table-cell table:style-name="ce251" table:formula="of:=[.B44]*[.C44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Плита стола 300x350мм; толщина 4мм</text:p>
          </table:table-cell>
          <table:table-cell table:style-name="ce271" table:formula="of:=1120/75" office:value-type="currency" office:currency="USD" office:value="14.9333333333333" calcext:value-type="currency">
            <text:p>$14,93</text:p>
          </table:table-cell>
          <table:table-cell table:style-name="ce278" table:formula="of:=IF([$Настройки.$B$2]=[$БД.A6];1;0)" office:value-type="float" office:value="0" calcext:value-type="float">
            <text:p>0</text:p>
          </table:table-cell>
          <table:table-cell table:style-name="ce285"/>
          <table:table-cell table:style-name="ce289" table:formula="of:=[.B45]*[.C45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Плита стола 400x300мм; толщина 4мм</text:p>
          </table:table-cell>
          <table:table-cell table:style-name="ce270" table:formula="of:=1120/75" office:value-type="currency" office:currency="USD" office:value="14.9333333333333" calcext:value-type="currency">
            <text:p>$14,93</text:p>
          </table:table-cell>
          <table:table-cell table:style-name="ce276" table:formula="of:=IF([$Настройки.$B$2]=[$БД.A7];1;0)" office:value-type="float" office:value="1" calcext:value-type="float">
            <text:p>1</text:p>
          </table:table-cell>
          <table:table-cell table:style-name="ce283"/>
          <table:table-cell table:style-name="ce251" table:formula="of:=[.B46]*[.C46]" office:value-type="currency" office:currency="USD" office:value="14.9333333333333" calcext:value-type="currency">
            <text:p>$14,93</text:p>
          </table:table-cell>
          <table:table-cell table:style-name="ce158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Плита стола 400x350мм; толщина 4мм</text:p>
          </table:table-cell>
          <table:table-cell table:style-name="ce271" table:formula="of:=1190/74" office:value-type="currency" office:currency="USD" office:value="16.0810810810811" calcext:value-type="currency">
            <text:p>$16,08</text:p>
          </table:table-cell>
          <table:table-cell table:style-name="ce278" table:formula="of:=IF([$Настройки.$B$2]=[$БД.A8];1;0)" office:value-type="float" office:value="0" calcext:value-type="float">
            <text:p>0</text:p>
          </table:table-cell>
          <table:table-cell table:style-name="ce285"/>
          <table:table-cell table:style-name="ce289" table:formula="of:=[.B47]*[.C47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Плита стола 400x450мм; толщина 4мм</text:p>
          </table:table-cell>
          <table:table-cell table:style-name="ce270" table:formula="of:=1780/74" office:value-type="currency" office:currency="USD" office:value="24.0540540540541" calcext:value-type="currency">
            <text:p>$24,05</text:p>
          </table:table-cell>
          <table:table-cell table:style-name="ce276" table:formula="of:=IF([$Настройки.$B$2]=[$БД.A9];1;0)" office:value-type="float" office:value="0" calcext:value-type="float">
            <text:p>0</text:p>
          </table:table-cell>
          <table:table-cell table:style-name="ce283"/>
          <table:table-cell table:style-name="ce251" table:formula="of:=[.B48]*[.C48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Плита стола 450x500мм; толщина 4мм</text:p>
          </table:table-cell>
          <table:table-cell table:style-name="ce271" table:formula="of:=1850/74" office:value-type="currency" office:currency="USD" office:value="25" calcext:value-type="currency">
            <text:p>$25,00</text:p>
          </table:table-cell>
          <table:table-cell table:style-name="ce278" table:formula="of:=IF([$Настройки.$B$2]=[$БД.A10];1;0)" office:value-type="float" office:value="0" calcext:value-type="float">
            <text:p>0</text:p>
          </table:table-cell>
          <table:table-cell table:style-name="ce285"/>
          <table:table-cell table:style-name="ce289" table:formula="of:=[.B49]*[.C49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Плита стола 510x560мм; толщина 4мм</text:p>
          </table:table-cell>
          <table:table-cell table:style-name="ce270" table:formula="of:=2000/74" office:value-type="currency" office:currency="USD" office:value="27.027027027027" calcext:value-type="currency">
            <text:p>$27,03</text:p>
          </table:table-cell>
          <table:table-cell table:style-name="ce276" table:formula="of:=IF([$Настройки.$B$2]=[$БД.A11];1;0)" office:value-type="float" office:value="0" calcext:value-type="float">
            <text:p>0</text:p>
          </table:table-cell>
          <table:table-cell table:style-name="ce283"/>
          <table:table-cell table:style-name="ce251" table:formula="of:=[.B50]*[.C50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Грелка AC 220V; 300х200мм</text:p>
          </table:table-cell>
          <table:table-cell table:style-name="ce271" office:value-type="currency" office:currency="USD" office:value="49.99" calcext:value-type="currency">
            <text:p>$49,99</text:p>
          </table:table-cell>
          <table:table-cell table:style-name="ce278" table:formula="of:=[.C44]" office:value-type="float" office:value="0" calcext:value-type="float">
            <text:p>0</text:p>
          </table:table-cell>
          <table:table-cell table:style-name="ce285"/>
          <table:table-cell table:style-name="ce289" table:formula="of:=[.B51]*[.C51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0941f091a735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Грелка AC 220V; 310х310мм</text:p>
          </table:table-cell>
          <table:table-cell table:style-name="ce270" office:value-type="currency" office:currency="USD" office:value="69.99" calcext:value-type="currency">
            <text:p>$69,99</text:p>
          </table:table-cell>
          <table:table-cell table:style-name="ce276" table:formula="of:=[.C45]" office:value-type="float" office:value="0" calcext:value-type="float">
            <text:p>0</text:p>
          </table:table-cell>
          <table:table-cell table:style-name="ce283"/>
          <table:table-cell table:style-name="ce251" table:formula="of:=[.B52]*[.C52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letyshops.com/r/aliexpress-6efee4580aaf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Грелка AC 220V; 400х250мм</text:p>
          </table:table-cell>
          <table:table-cell table:style-name="ce271" office:value-type="currency" office:currency="USD" office:value="81.9" calcext:value-type="currency">
            <text:p>$81,90</text:p>
          </table:table-cell>
          <table:table-cell table:style-name="ce278" table:formula="of:=[.C46]" office:value-type="float" office:value="1" calcext:value-type="float">
            <text:p>1</text:p>
          </table:table-cell>
          <table:table-cell table:style-name="ce285"/>
          <table:table-cell table:style-name="ce289" table:formula="of:=[.B53]*[.C53]" office:value-type="currency" office:currency="USD" office:value="81.9" calcext:value-type="currency">
            <text:p>$81,90</text:p>
          </table:table-cell>
          <table:table-cell table:style-name="ce159" office:value-type="string" calcext:value-type="string">
            <text:p><text:a xlink:href="https://letyshops.com/r/aliexpress-af8e32d7baa4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Грелка AC 220V; 400х300мм</text:p>
          </table:table-cell>
          <table:table-cell table:style-name="ce270" office:value-type="currency" office:currency="USD" office:value="86.5" calcext:value-type="currency">
            <text:p>$86,50</text:p>
          </table:table-cell>
          <table:table-cell table:style-name="ce276" table:formula="of:=[.C47]" office:value-type="float" office:value="0" calcext:value-type="float">
            <text:p>0</text:p>
          </table:table-cell>
          <table:table-cell table:style-name="ce283"/>
          <table:table-cell table:style-name="ce251" table:formula="of:=[.B54]*[.C54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letyshops.com/r/aliexpress-8d5214ad3687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Грелка AC 220V; 400х400мм</text:p>
          </table:table-cell>
          <table:table-cell table:style-name="ce271" office:value-type="currency" office:currency="USD" office:value="109.9" calcext:value-type="currency">
            <text:p>$109,90</text:p>
          </table:table-cell>
          <table:table-cell table:style-name="ce278" table:formula="of:=[.C48]" office:value-type="float" office:value="0" calcext:value-type="float">
            <text:p>0</text:p>
          </table:table-cell>
          <table:table-cell table:style-name="ce285"/>
          <table:table-cell table:style-name="ce289" table:formula="of:=[.B55]*[.C55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aliexpress.ru/item/32824678295.html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Грелка AC 220V; 450х450мм</text:p>
          </table:table-cell>
          <table:table-cell table:style-name="ce270" office:value-type="currency" office:currency="USD" office:value="159.9" calcext:value-type="currency">
            <text:p>$159,90</text:p>
          </table:table-cell>
          <table:table-cell table:style-name="ce276" table:formula="of:=[.C49]" office:value-type="float" office:value="0" calcext:value-type="float">
            <text:p>0</text:p>
          </table:table-cell>
          <table:table-cell table:style-name="ce283"/>
          <table:table-cell table:style-name="ce251" table:formula="of:=[.B56]*[.C56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letyshops.com/r/aliexpress-2d5574fa5a60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Грелка AC 220V; 508х508мм</text:p>
          </table:table-cell>
          <table:table-cell table:style-name="ce271" office:value-type="currency" office:currency="USD" office:value="199" calcext:value-type="currency">
            <text:p>$199,00</text:p>
          </table:table-cell>
          <table:table-cell table:style-name="ce278" table:formula="of:=[.C50]" office:value-type="float" office:value="0" calcext:value-type="float">
            <text:p>0</text:p>
          </table:table-cell>
          <table:table-cell table:style-name="ce285"/>
          <table:table-cell table:style-name="ce289" table:formula="of:=[.B57]*[.C57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7564419f991f" xlink:type="simple">Aliexpress</text:a></text:p>
          </table:table-cell>
          <table:table-cell table:number-columns-repeated="1018"/>
        </table:table-row>
        <table:table-row table:style-name="ro6">
          <table:table-cell table:style-name="ce101" office:value-type="string" calcext:value-type="string">
            <text:p>Стекло; толщина 3-4мм</text:p>
          </table:table-cell>
          <table:table-cell table:style-name="ce270" office:value-type="currency" office:currency="USD" office:value="2" calcext:value-type="currency">
            <text:p>$2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58]*[.C58]" office:value-type="currency" office:currency="USD" office:value="2" calcext:value-type="currency">
            <text:p>$2,00</text:p>
          </table:table-cell>
          <table:table-cell table:style-name="ce158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Пружина OD8 L25</text:p>
          </table:table-cell>
          <table:table-cell table:style-name="ce271" table:formula="of:=1.75/10" office:value-type="currency" office:currency="USD" office:value="0.175" calcext:value-type="currency">
            <text:p>$0,18</text:p>
          </table:table-cell>
          <table:table-cell table:style-name="ce278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85"/>
          <table:table-cell table:style-name="ce289" table:formula="of:=[.B59]*[.C59]" office:value-type="currency" office:currency="USD" office:value="1.05" calcext:value-type="currency">
            <text:p>$1,05</text:p>
          </table:table-cell>
          <table:table-cell table:style-name="ce159" office:value-type="string" calcext:value-type="string">
            <text:p><text:a xlink:href="https://letyshops.com/r/aliexpress-88b278e06ef8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132"/>
          <table:covered-table-cell table:style-name="ce139"/>
          <table:covered-table-cell table:style-name="ce147"/>
          <table:covered-table-cell table:style-name="ce251"/>
          <table:covered-table-cell table:style-name="ce158"/>
          <table:table-cell table:number-columns-repeated="1018"/>
        </table:table-row>
        <table:table-row table:style-name="ro7">
          <table:table-cell table:style-name="ce101" office:value-type="string" calcext:value-type="string">
            <text:p>Блок питания 24в 200Вт</text:p>
          </table:table-cell>
          <table:table-cell table:style-name="ce270" table:formula="of:=2060/74" office:value-type="currency" office:currency="USD" office:value="27.8378378378378" calcext:value-type="currency">
            <text:p>$27,84</text:p>
          </table:table-cell>
          <table:table-cell table:style-name="ce276" table:formula="of:=IF([$Расчёты.$D$13]&lt;=200;1;0)" office:value-type="float" office:value="1" calcext:value-type="float">
            <text:p>1</text:p>
          </table:table-cell>
          <table:table-cell table:style-name="ce283"/>
          <table:table-cell table:style-name="ce251" table:formula="of:=[.B61]*[.C61]" office:value-type="currency" office:currency="USD" office:value="27.8378378378378" calcext:value-type="currency">
            <text:p>$27,84</text:p>
          </table:table-cell>
          <table:table-cell table:style-name="ce158" office:value-type="string" calcext:value-type="string">
            <text:p><text:a xlink:href="https://www.chipdip.ru/product/lrs-200-24" xlink:type="simple">ChipDip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Блок питания 24в 350Вт</text:p>
          </table:table-cell>
          <table:table-cell table:style-name="ce271" table:formula="of:=2530/74" office:value-type="currency" office:currency="USD" office:value="34.1891891891892" calcext:value-type="currency">
            <text:p>$34,19</text:p>
          </table:table-cell>
          <table:table-cell table:style-name="ce278" table:formula="of:=IF(AND([$Расчёты.$D$13]&gt;200;[$Расчёты.$D$13]&lt;=350);1;0)" office:value-type="float" office:value="0" calcext:value-type="float">
            <text:p>0</text:p>
          </table:table-cell>
          <table:table-cell table:style-name="ce285"/>
          <table:table-cell table:style-name="ce289" table:formula="of:=[.B62]*[.C62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www.chipdip.ru/product/lrs-350-24" xlink:type="simple">ChipDip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Блок питания 24в 450Вт</text:p>
          </table:table-cell>
          <table:table-cell table:style-name="ce270" table:formula="of:=4730/74" office:value-type="currency" office:currency="USD" office:value="63.9189189189189" calcext:value-type="currency">
            <text:p>$63,92</text:p>
          </table:table-cell>
          <table:table-cell table:style-name="ce276" table:formula="of:=IF(AND([$Расчёты.$D$13]&gt;350;[$Расчёты.$D$13]&lt;=450);1;0)" office:value-type="float" office:value="0" calcext:value-type="float">
            <text:p>0</text:p>
          </table:table-cell>
          <table:table-cell table:style-name="ce283"/>
          <table:table-cell table:style-name="ce251" table:formula="of:=[.B63]*[.C63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www.chipdip.ru/product/se-450-24" xlink:type="simple">ChipDip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Блок питания 24в 600Вт</text:p>
          </table:table-cell>
          <table:table-cell table:style-name="ce271" table:formula="of:=5690/74" office:value-type="currency" office:currency="USD" office:value="76.8918918918919" calcext:value-type="currency">
            <text:p>$76,89</text:p>
          </table:table-cell>
          <table:table-cell table:style-name="ce278" table:formula="of:=IF(AND([$Расчёты.$D$13]&gt;450;[$Расчёты.$D$13]&lt;=600);1;0)" office:value-type="float" office:value="0" calcext:value-type="float">
            <text:p>0</text:p>
          </table:table-cell>
          <table:table-cell table:style-name="ce285"/>
          <table:table-cell table:style-name="ce289" table:formula="of:=[.B64]*[.C64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www.chipdip.ru/product/se-600-24" xlink:type="simple">ChipDip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Блок питания 24в 1000Вт</text:p>
          </table:table-cell>
          <table:table-cell table:style-name="ce270" table:formula="of:=11430/74" office:value-type="currency" office:currency="USD" office:value="154.459459459459" calcext:value-type="currency">
            <text:p>$154,46</text:p>
          </table:table-cell>
          <table:table-cell table:style-name="ce276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83"/>
          <table:table-cell table:style-name="ce251" table:formula="of:=[.B65]*[.C65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www.chipdip.ru/product/se-1000-24" xlink:type="simple">ChipDip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Блок питания 5в 15Вт</text:p>
          </table:table-cell>
          <table:table-cell table:style-name="ce271" table:formula="of:=610/74" office:value-type="currency" office:currency="USD" office:value="8.24324324324324" calcext:value-type="currency">
            <text:p>$8,24</text:p>
          </table:table-cell>
          <table:table-cell table:style-name="ce278" table:formula="of:=IF([$Настройки.B11]=[$БД.A56];1;0)" office:value-type="float" office:value="0" calcext:value-type="float">
            <text:p>0</text:p>
          </table:table-cell>
          <table:table-cell table:style-name="ce285"/>
          <table:table-cell table:style-name="ce289" table:formula="of:=[.B66]*[.C66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www.chipdip.ru/product/rs-15-5" xlink:type="simple">ChipDip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Преобразователь DC-DC 24→5в 3А</text:p>
          </table:table-cell>
          <table:table-cell table:style-name="ce270" table:formula="of:=990/74" office:value-type="currency" office:currency="USD" office:value="13.3783783783784" calcext:value-type="currency">
            <text:p>$13,38</text:p>
          </table:table-cell>
          <table:table-cell table:style-name="ce276" table:formula="of:=IF([$Настройки.B11]=[$БД.A55];1;0)" office:value-type="float" office:value="0" calcext:value-type="float">
            <text:p>0</text:p>
          </table:table-cell>
          <table:table-cell table:style-name="ce283"/>
          <table:table-cell table:style-name="ce251" table:formula="of:=[.B67]*[.C67]" office:value-type="currency" office:currency="USD" office:value="0" calcext:value-type="currency">
            <text:p>$0,00</text:p>
          </table:table-cell>
          <table:table-cell table:style-name="ce158" office:value-type="string" calcext:value-type="string">
            <text:p><text:a xlink:href="https://www.chipdip.ru/product/sd-15b-5" xlink:type="simple">ChipDip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Rumba32 + 6x tmc2209</text:p>
          </table:table-cell>
          <table:table-cell table:style-name="ce271" office:value-type="currency" office:currency="USD" office:value="51.52" calcext:value-type="currency">
            <text:p>$51,52</text:p>
          </table:table-cell>
          <table:table-cell table:style-name="ce278" table:formula="of:=IF([$Настройки.$B$8]=[$БД.A27];1;0)" office:value-type="float" office:value="0" calcext:value-type="float">
            <text:p>0</text:p>
          </table:table-cell>
          <table:table-cell table:style-name="ce285"/>
          <table:table-cell table:style-name="ce289" table:formula="of:=[.B68]*[.C68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983637e6510e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Spider + 8x tmc2209</text:p>
          </table:table-cell>
          <table:table-cell table:style-name="ce270" office:value-type="currency" office:currency="USD" office:value="64.99" calcext:value-type="currency">
            <text:p>$64,99</text:p>
          </table:table-cell>
          <table:table-cell table:style-name="ce276" table:formula="of:=IF([$Настройки.$B$8]=[$БД.A28];1;0)" office:value-type="float" office:value="1" calcext:value-type="float">
            <text:p>1</text:p>
          </table:table-cell>
          <table:table-cell table:style-name="ce283"/>
          <table:table-cell table:style-name="ce251" table:formula="of:=[.B69]*[.C69]" office:value-type="currency" office:currency="USD" office:value="64.99" calcext:value-type="currency">
            <text:p>$64,99</text:p>
          </table:table-cell>
          <table:table-cell table:style-name="ce158" office:value-type="string" calcext:value-type="string">
            <text:p><text:a xlink:href="https://letyshops.com/r/aliexpress-6caa1e86b34b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Octopus + 8x tmc2209</text:p>
          </table:table-cell>
          <table:table-cell table:style-name="ce271" office:value-type="currency" office:currency="USD" office:value="65.95" calcext:value-type="currency">
            <text:p>$65,95</text:p>
          </table:table-cell>
          <table:table-cell table:style-name="ce278" table:formula="of:=IF([$Настройки.$B$8]=[$БД.A29];1;0)" office:value-type="float" office:value="0" calcext:value-type="float">
            <text:p>0</text:p>
          </table:table-cell>
          <table:table-cell table:style-name="ce285"/>
          <table:table-cell table:style-name="ce289" table:formula="of:=[.B70]*[.C70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b4a708868bf4" xlink:type="simple">Aliexpress</text:a></text:p>
          </table:table-cell>
          <table:table-cell table:number-columns-repeated="1018"/>
        </table:table-row>
        <table:table-row table:style-name="ro6">
          <table:table-cell table:style-name="ce265" table:formula="of:=[$БД.A33]" office:value-type="string" office:string-value="Raspberry Pi Zero W" calcext:value-type="string">
            <text:p>Raspberry Pi Zero W</text:p>
          </table:table-cell>
          <table:table-cell table:style-name="ce270" office:value-type="currency" office:currency="USD" office:value="20" calcext:value-type="currency">
            <text:p>$20,00</text:p>
          </table:table-cell>
          <table:table-cell table:style-name="ce276" table:formula="of:=IF([$Настройки.$B$9]=[$БД.A33];1;0)" office:value-type="float" office:value="0" calcext:value-type="float">
            <text:p>0</text:p>
          </table:table-cell>
          <table:table-cell table:style-name="ce283"/>
          <table:table-cell table:style-name="ce251" table:formula="of:=[.B71]*[.C71]" office:value-type="currency" office:currency="USD" office:value="0" calcext:value-type="currency">
            <text:p>$0,00</text:p>
          </table:table-cell>
          <table:table-cell table:style-name="ce158"/>
          <table:table-cell table:number-columns-repeated="1018"/>
        </table:table-row>
        <table:table-row table:style-name="ro7">
          <table:table-cell table:style-name="ce266" table:formula="of:=[$БД.A34]" office:value-type="string" office:string-value="Raspberry Pi 3B+" calcext:value-type="string">
            <text:p>Raspberry Pi 3B+</text:p>
          </table:table-cell>
          <table:table-cell table:style-name="ce271" office:value-type="currency" office:currency="USD" office:value="46.25" calcext:value-type="currency">
            <text:p>$46,25</text:p>
          </table:table-cell>
          <table:table-cell table:style-name="ce278" table:formula="of:=IF([$Настройки.$B$9]=[$БД.A34];1;0)" office:value-type="float" office:value="0" calcext:value-type="float">
            <text:p>0</text:p>
          </table:table-cell>
          <table:table-cell table:style-name="ce285"/>
          <table:table-cell table:style-name="ce289" table:formula="of:=[.B72]*[.C72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df0cfe5ca519" xlink:type="simple">Aliexpress</text:a></text:p>
          </table:table-cell>
          <table:table-cell table:number-columns-repeated="1018"/>
        </table:table-row>
        <table:table-row table:style-name="ro7">
          <table:table-cell table:style-name="ce265" table:formula="of:=[$БД.A35]" office:value-type="string" office:string-value="Raspberry Pi 4" calcext:value-type="string">
            <text:p>Raspberry Pi 4</text:p>
          </table:table-cell>
          <table:table-cell table:style-name="ce270" office:value-type="currency" office:currency="USD" office:value="50.99" calcext:value-type="currency">
            <text:p>$50,99</text:p>
          </table:table-cell>
          <table:table-cell table:style-name="ce276" table:formula="of:=IF([$Настройки.$B$9]=[$БД.A35];1;0)" office:value-type="float" office:value="1" calcext:value-type="float">
            <text:p>1</text:p>
          </table:table-cell>
          <table:table-cell table:style-name="ce283"/>
          <table:table-cell table:style-name="ce251" table:formula="of:=[.B73]*[.C73]" office:value-type="currency" office:currency="USD" office:value="50.99" calcext:value-type="currency">
            <text:p>$50,99</text:p>
          </table:table-cell>
          <table:table-cell table:style-name="ce158" office:value-type="string" calcext:value-type="string">
            <text:p><text:a xlink:href="https://letyshops.com/r/aliexpress-4acabaab33f8" xlink:type="simple">Aliexpress</text:a></text:p>
          </table:table-cell>
          <table:table-cell table:number-columns-repeated="1018"/>
        </table:table-row>
        <table:table-row table:style-name="ro7">
          <table:table-cell table:style-name="ce266" table:formula="of:=[$БД.A36]" office:value-type="string" office:string-value="Orange Pi Lite" calcext:value-type="string">
            <text:p>Orange Pi Lite</text:p>
          </table:table-cell>
          <table:table-cell table:style-name="ce271" office:value-type="currency" office:currency="USD" office:value="26.99" calcext:value-type="currency">
            <text:p>$26,99</text:p>
          </table:table-cell>
          <table:table-cell table:style-name="ce278" table:formula="of:=IF([$Настройки.$B$9]=[$БД.A36];1;0)" office:value-type="float" office:value="0" calcext:value-type="float">
            <text:p>0</text:p>
          </table:table-cell>
          <table:table-cell table:style-name="ce285"/>
          <table:table-cell table:style-name="ce289" table:formula="of:=[.B74]*[.C74]" office:value-type="currency" office:currency="USD" office:value="0" calcext:value-type="currency">
            <text:p>$0,00</text:p>
          </table:table-cell>
          <table:table-cell table:style-name="ce159" office:value-type="string" calcext:value-type="string">
            <text:p><text:a xlink:href="https://letyshops.com/r/aliexpress-39503f27008f" xlink:type="simple">Aliexpress</text:a></text:p>
          </table:table-cell>
          <table:table-cell table:number-columns-repeated="1018"/>
        </table:table-row>
        <table:table-row table:style-name="ro7">
          <table:table-cell table:style-name="ce265" office:value-type="string" calcext:value-type="string">
            <text:p>Карта памяти microSD 32Gb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B9]=[$БД.A32];0;1)" office:value-type="float" office:value="1" calcext:value-type="float">
            <text:p>1</text:p>
          </table:table-cell>
          <table:table-cell table:style-name="ce283"/>
          <table:table-cell table:style-name="ce251" table:formula="of:=[.B75]*[.C75]" office:value-type="currency" office:currency="USD" office:value="9.72972972972973" calcext:value-type="currency">
            <text:p>$9,73</text:p>
          </table:table-cell>
          <table:table-cell table:style-name="ce158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Вентилятор 200мм</text:p>
          </table:table-cell>
          <table:table-cell table:style-name="ce271" table:formula="of:=999/74" office:value-type="currency" office:currency="USD" office:value="13.5" calcext:value-type="currency">
            <text:p>$13,5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76]*[.C76]" office:value-type="currency" office:currency="USD" office:value="27" calcext:value-type="currency">
            <text:p>$27,00</text:p>
          </table:table-cell>
          <table:table-cell table:style-name="ce159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Концевик оптический</text:p>
          </table:table-cell>
          <table:table-cell table:style-name="ce270" office:value-type="currency" office:currency="USD" office:value="0.95" calcext:value-type="currency">
            <text:p>$0,95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77]*[.C77]" office:value-type="currency" office:currency="USD" office:value="0.95" calcext:value-type="currency">
            <text:p>$0,95</text:p>
          </table:table-cell>
          <table:table-cell table:style-name="ce158" office:value-type="string" calcext:value-type="string">
            <text:p><text:a xlink:href="https://letyshops.com/r/aliexpress-24f287fbaafe" xlink:type="simple">Aliexpress</text:a></text:p>
          </table:table-cell>
          <table:table-cell table:number-columns-repeated="1018"/>
        </table:table-row>
        <table:table-row table:style-name="ro7">
          <table:table-cell table:style-name="ce122" office:value-type="string" calcext:value-type="string">
            <text:p>Светодиодная лента</text:p>
          </table:table-cell>
          <table:table-cell table:style-name="ce271" table:formula="of:=1209/74/5" office:value-type="currency" office:currency="USD" office:value="3.26756756756757" calcext:value-type="currency">
            <text:p>$3,27</text:p>
          </table:table-cell>
          <table:table-cell table:style-name="ce278" table:formula="of:=IF([$Настройки.B10]=[$БД.A43];1;0)" office:value-type="float" office:value="1" calcext:value-type="float">
            <text:p>1</text:p>
          </table:table-cell>
          <table:table-cell table:style-name="ce285" table:formula="of:=[$Расчёты.B17]/1000" office:value-type="float" office:value="0.4" calcext:value-type="float">
            <text:p>0,40</text:p>
          </table:table-cell>
          <table:table-cell table:style-name="ce289" table:formula="of:=[.B78]*[.C78]*[.D78]" office:value-type="currency" office:currency="USD" office:value="1.30702702702703" calcext:value-type="currency">
            <text:p>$1,31</text:p>
          </table:table-cell>
          <table:table-cell table:style-name="ce159" office:value-type="string" calcext:value-type="string">
            <text:p><text:a xlink:href="https://letyshops.com/r/aliexpress-47e5283716a4" xlink:type="simple">Aliexpress</text:a></text:p>
          </table:table-cell>
          <table:table-cell table:number-columns-repeated="1018"/>
        </table:table-row>
        <table:table-row table:style-name="ro6">
          <table:table-cell table:style-name="ce101" office:value-type="string" calcext:value-type="string">
            <text:p>Экран 12864</text:p>
          </table:table-cell>
          <table:table-cell table:style-name="ce270" office:value-type="currency" office:currency="USD" office:value="12.52" calcext:value-type="currency">
            <text:p>$12,52</text:p>
          </table:table-cell>
          <table:table-cell table:style-name="ce276" table:formula="of:=IF([$Настройки.B7]=[$БД.A24];1;0)" office:value-type="float" office:value="0" calcext:value-type="float">
            <text:p>0</text:p>
          </table:table-cell>
          <table:table-cell table:style-name="ce283"/>
          <table:table-cell table:style-name="ce251" table:formula="of:=[.B79]*[.C79]" office:value-type="currency" office:currency="USD" office:value="0" calcext:value-type="currency">
            <text:p>$0,00</text:p>
          </table:table-cell>
          <table:table-cell table:style-name="ce158"/>
          <table:table-cell table:number-columns-repeated="1018"/>
        </table:table-row>
        <table:table-row table:style-name="ro7">
          <table:table-cell table:style-name="ce122" office:value-type="string" calcext:value-type="string">
            <text:p>Реле твердотельное 25А</text:p>
          </table:table-cell>
          <table:table-cell table:style-name="ce271" office:value-type="currency" office:currency="USD" office:value="3.07" calcext:value-type="currency">
            <text:p>$3,07</text:p>
          </table:table-cell>
          <table:table-cell table:style-name="ce278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285"/>
          <table:table-cell table:style-name="ce289" table:formula="of:=[.B80]*[.C80]" office:value-type="currency" office:currency="USD" office:value="3.07" calcext:value-type="currency">
            <text:p>$3,07</text:p>
          </table:table-cell>
          <table:table-cell table:style-name="ce159" office:value-type="string" calcext:value-type="string">
            <text:p><text:a xlink:href="https://letyshops.com/r/aliexpress-abc8a3b74e73" xlink:type="simple">Aliexpress</text:a></text:p>
          </table:table-cell>
          <table:table-cell table:number-columns-repeated="1018"/>
        </table:table-row>
        <table:table-row table:style-name="ro7">
          <table:table-cell table:style-name="ce101" office:value-type="string" calcext:value-type="string">
            <text:p>Концевик механический</text:p>
          </table:table-cell>
          <table:table-cell table:style-name="ce270" table:formula="of:=(0.57+0.8)/10" office:value-type="currency" office:currency="USD" office:value="0.137" calcext:value-type="currency">
            <text:p>$0,14</text:p>
          </table:table-cell>
          <table:table-cell table:style-name="ce276" table:formula="of:=IF([$Расчёты.B20]=2;2;0)" office:value-type="float" office:value="2" calcext:value-type="float">
            <text:p>2</text:p>
          </table:table-cell>
          <table:table-cell table:style-name="ce283"/>
          <table:table-cell table:style-name="ce251" table:formula="of:=[.B81]*[.C81]" office:value-type="currency" office:currency="USD" office:value="0.274" calcext:value-type="currency">
            <text:p>$0,27</text:p>
          </table:table-cell>
          <table:table-cell table:style-name="ce158" office:value-type="string" calcext:value-type="string">
            <text:p><text:a xlink:href="https://letyshops.com/r/aliexpress-e1aff83268a3" xlink:type="simple">Aliexpress</text:a></text:p>
          </table:table-cell>
          <table:table-cell table:number-columns-repeated="1018"/>
        </table:table-row>
        <table:table-row table:style-name="ro6">
          <table:table-cell table:style-name="ce129" office:value-type="string" calcext:value-type="string" table:number-columns-spanned="4" table:number-rows-spanned="2">
            <text:p>Итого: </text:p>
          </table:table-cell>
          <table:covered-table-cell table:style-name="ce132"/>
          <table:covered-table-cell table:style-name="ce139"/>
          <table:covered-table-cell table:style-name="ce147"/>
          <table:table-cell table:style-name="ce291" table:formula="of:=SUM([.E$3:.E$81])" office:value-type="currency" office:currency="USD" office:value="672.683684684685" calcext:value-type="currency" table:number-columns-spanned="2" table:number-rows-spanned="2">
            <text:p>$672,68</text:p>
          </table:table-cell>
          <table:covered-table-cell table:style-name="ce158"/>
          <table:table-cell table:number-columns-repeated="1018"/>
        </table:table-row>
        <table:table-row table:style-name="ro6">
          <table:covered-table-cell table:style-name="ce268"/>
          <table:covered-table-cell table:style-name="ce132"/>
          <table:covered-table-cell table:style-name="ce139"/>
          <table:covered-table-cell table:style-name="ce147"/>
          <table:covered-table-cell table:style-name="ce251"/>
          <table:covered-table-cell table:style-name="ce158"/>
          <table:table-cell table:number-columns-repeated="1018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table:table-column table:style-name="co12" table:default-cell-style-name="ce102"/>
        <table:table-column table:style-name="co1" table:default-cell-style-name="ce102"/>
        <table:table-column table:style-name="co13" table:default-cell-style-name="ce166"/>
        <table:table-column table:style-name="co14" table:default-cell-style-name="ce170"/>
        <table:table-column table:style-name="co15" table:default-cell-style-name="ce166"/>
        <table:table-column table:style-name="co16" table:default-cell-style-name="ce170"/>
        <table:table-column table:style-name="co17" table:default-cell-style-name="ce170"/>
        <table:table-column table:style-name="co18" table:default-cell-style-name="ce170"/>
        <table:table-column table:style-name="co19" table:default-cell-style-name="ce177"/>
        <table:table-column table:style-name="co2" table:number-columns-repeated="1015" table:default-cell-style-name="ce102"/>
        <table:table-row table:style-name="ro14">
          <table:table-cell table:style-name="ce120" office:value-type="string" calcext:value-type="string">
            <text:p>Обозначение</text:p>
          </table:table-cell>
          <table:table-cell table:style-name="ce120" office:value-type="string" calcext:value-type="string">
            <text:p>Наименование</text:p>
          </table:table-cell>
          <table:table-cell table:style-name="ce146" office:value-type="string" calcext:value-type="string">
            <text:p>Объём</text:p>
            <text:p>[см³]</text:p>
          </table:table-cell>
          <table:table-cell table:style-name="ce120" office:value-type="string" calcext:value-type="string">
            <text:p>Коэффициент заполнения</text:p>
          </table:table-cell>
          <table:table-cell table:style-name="ce146" office:value-type="string" calcext:value-type="string">
            <text:p>Масса единицы</text:p>
            <text:p>[г]</text:p>
          </table:table-cell>
          <table:table-cell table:style-name="ce120" office:value-type="string" calcext:value-type="string">
            <text:p>Количество</text:p>
          </table:table-cell>
          <table:table-cell table:style-name="ce120" office:value-type="string" calcext:value-type="string">
            <text:p>Итого масса</text:p>
            <text:p>[г]</text:p>
          </table:table-cell>
          <table:table-cell table:style-name="ce120" office:value-type="string" calcext:value-type="string">
            <text:p>Стоимость итого</text:p>
            <text:p>[$]</text:p>
          </table:table-cell>
          <table:table-cell table:style-name="ce120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1-01-01-01</text:p>
          </table:table-cell>
          <table:table-cell table:style-name="ce101" office:value-type="string" calcext:value-type="string">
            <text:p>Y axis carriage base</text:p>
          </table:table-cell>
          <table:table-cell table:style-name="ce164" table:formula="of:=29238/1000" office:value-type="float" office:value="29.238" calcext:value-type="float">
            <text:p>29,24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2]*[.D2]*[$Настройки.$B$12]" office:value-type="float" office:value="35.0856" calcext:value-type="float">
            <text:p>35,09</text:p>
          </table:table-cell>
          <table:table-cell table:style-name="ce114" office:value-type="float" office:value="2" calcext:value-type="float">
            <text:p>2</text:p>
          </table:table-cell>
          <table:table-cell table:style-name="ce164" table:formula="of:=[.E2]*[.F2]" office:value-type="float" office:value="70.1712" calcext:value-type="float">
            <text:p>70,17</text:p>
          </table:table-cell>
          <table:table-cell table:style-name="ce174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118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>
            <text:p>V05-01-01-01-02</text:p>
          </table:table-cell>
          <table:table-cell table:style-name="ce122" office:value-type="string" calcext:value-type="string">
            <text:p>Y axis belt clamp</text:p>
          </table:table-cell>
          <table:table-cell table:style-name="ce165" table:formula="of:=3923/1000" office:value-type="float" office:value="3.923" calcext:value-type="float">
            <text:p>3,92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3]*[.D3]*[$Настройки.$B$12]" office:value-type="float" office:value="4.7076" calcext:value-type="float">
            <text:p>4,71</text:p>
          </table:table-cell>
          <table:table-cell table:style-name="ce115" office:value-type="float" office:value="2" calcext:value-type="float">
            <text:p>2</text:p>
          </table:table-cell>
          <table:table-cell table:style-name="ce165" table:formula="of:=[.E3]*[.F3]" office:value-type="float" office:value="9.4152" calcext:value-type="float">
            <text:p>9,42</text:p>
          </table:table-cell>
          <table:table-cell table:style-name="ce116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119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1-01-01-03</text:p>
          </table:table-cell>
          <table:table-cell table:style-name="ce101" office:value-type="string" calcext:value-type="string">
            <text:p>X axis stopper</text:p>
          </table:table-cell>
          <table:table-cell table:style-name="ce164" office:value-type="float" office:value="1.401" calcext:value-type="float">
            <text:p>1,40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4]*[.D4]*[$Настройки.$B$12]" office:value-type="float" office:value="1.6812" calcext:value-type="float">
            <text:p>1,68</text:p>
          </table:table-cell>
          <table:table-cell table:style-name="ce114" table:formula="of:=[$Расчёты.$B$20]" office:value-type="float" office:value="2" calcext:value-type="float">
            <text:p>2</text:p>
          </table:table-cell>
          <table:table-cell table:style-name="ce164" table:formula="of:=[.E4]*[.F4]" office:value-type="float" office:value="3.3624" calcext:value-type="float">
            <text:p>3,36</text:p>
          </table:table-cell>
          <table:table-cell table:style-name="ce174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118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22" office:value-type="string" calcext:value-type="string">
            <text:p>V05-01-01-02-01(L)</text:p>
          </table:table-cell>
          <table:table-cell table:style-name="ce122" office:value-type="string" calcext:value-type="string">
            <text:p>BMG mount</text:p>
          </table:table-cell>
          <table:table-cell table:style-name="ce165" office:value-type="float" office:value="22.926" calcext:value-type="float">
            <text:p>22,93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5]*[.D5]*[$Настройки.$B$12]" office:value-type="float" office:value="27.5112" calcext:value-type="float">
            <text:p>27,51</text:p>
          </table:table-cell>
          <table:table-cell table:style-name="ce115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165" table:formula="of:=[.E5]*[.F5]" office:value-type="float" office:value="27.5112" calcext:value-type="float">
            <text:p>27,51</text:p>
          </table:table-cell>
          <table:table-cell table:style-name="ce116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119"/>
          <table:table-cell table:number-columns-repeated="1015"/>
        </table:table-row>
        <table:table-row table:style-name="ro6">
          <table:table-cell table:style-name="ce101" office:value-type="string" calcext:value-type="string">
            <text:p>V05-01-01-02-01(R)</text:p>
          </table:table-cell>
          <table:table-cell table:style-name="ce101" office:value-type="string" calcext:value-type="string">
            <text:p>BMG mount</text:p>
          </table:table-cell>
          <table:table-cell table:style-name="ce164" office:value-type="float" office:value="24.774" calcext:value-type="float">
            <text:p>24,77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6]*[.D6]*[$Настройки.$B$12]" office:value-type="float" office:value="29.7288" calcext:value-type="float">
            <text:p>29,73</text:p>
          </table:table-cell>
          <table:table-cell table:style-name="ce114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164" table:formula="of:=[.E6]*[.F6]" office:value-type="float" office:value="29.7288" calcext:value-type="float">
            <text:p>29,73</text:p>
          </table:table-cell>
          <table:table-cell table:style-name="ce174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118"/>
          <table:table-cell table:number-columns-repeated="1015"/>
        </table:table-row>
        <table:table-row table:style-name="ro6">
          <table:table-cell table:style-name="ce122" office:value-type="string" calcext:value-type="string">
            <text:p>V05-01-01-02-02(L)</text:p>
          </table:table-cell>
          <table:table-cell table:style-name="ce122" office:value-type="string" calcext:value-type="string">
            <text:p>BMG e3d v6 5020 fan duct</text:p>
          </table:table-cell>
          <table:table-cell table:style-name="ce165" office:value-type="float" office:value="5.548" calcext:value-type="float">
            <text:p>5,55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7]*[.D7]*[$Настройки.$B$12]" office:value-type="float" office:value="6.6576" calcext:value-type="float">
            <text:p>6,66</text:p>
          </table:table-cell>
          <table:table-cell table:style-name="ce115" office:value-type="float" office:value="1" calcext:value-type="float">
            <text:p>1</text:p>
          </table:table-cell>
          <table:table-cell table:style-name="ce165" table:formula="of:=[.E7]*[.F7]" office:value-type="float" office:value="6.6576" calcext:value-type="float">
            <text:p>6,66</text:p>
          </table:table-cell>
          <table:table-cell table:style-name="ce116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119"/>
          <table:table-cell table:number-columns-repeated="1015"/>
        </table:table-row>
        <table:table-row table:style-name="ro6">
          <table:table-cell table:style-name="ce101" office:value-type="string" calcext:value-type="string">
            <text:p>V05-01-01-02-02(R)</text:p>
          </table:table-cell>
          <table:table-cell table:style-name="ce101" office:value-type="string" calcext:value-type="string">
            <text:p>BMG e3d v6 5020 fan duct</text:p>
          </table:table-cell>
          <table:table-cell table:style-name="ce164" office:value-type="float" office:value="5.548" calcext:value-type="float">
            <text:p>5,55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8]*[.D8]*[$Настройки.$B$12]" office:value-type="float" office:value="6.6576" calcext:value-type="float">
            <text:p>6,66</text:p>
          </table:table-cell>
          <table:table-cell table:style-name="ce114" table:formula="of:=IF(AND([$Расчёты.B20]=2;[$Настройки.B5]=[$БД.A19]);1;0)" office:value-type="float" office:value="1" calcext:value-type="float">
            <text:p>1</text:p>
          </table:table-cell>
          <table:table-cell table:style-name="ce164" table:formula="of:=[.E8]*[.F8]" office:value-type="float" office:value="6.6576" calcext:value-type="float">
            <text:p>6,66</text:p>
          </table:table-cell>
          <table:table-cell table:style-name="ce174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118"/>
          <table:table-cell table:number-columns-repeated="1015"/>
        </table:table-row>
        <table:table-row table:style-name="ro7">
          <table:table-cell table:style-name="ce122" office:value-type="string" calcext:value-type="string">
            <text:p>V05-01-01-02-03</text:p>
          </table:table-cell>
          <table:table-cell table:style-name="ce122" office:value-type="string" calcext:value-type="string">
            <text:p>X axis belt mount</text:p>
          </table:table-cell>
          <table:table-cell table:style-name="ce165" office:value-type="float" office:value="2.346" calcext:value-type="float">
            <text:p>2,35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9]*[.D9]*[$Настройки.$B$12]" office:value-type="float" office:value="2.8152" calcext:value-type="float">
            <text:p>2,82</text:p>
          </table:table-cell>
          <table:table-cell table:style-name="ce115" table:formula="of:=[.F5]+[.F6]" office:value-type="float" office:value="2" calcext:value-type="float">
            <text:p>2</text:p>
          </table:table-cell>
          <table:table-cell table:style-name="ce165" table:formula="of:=[.E9]*[.F9]" office:value-type="float" office:value="5.6304" calcext:value-type="float">
            <text:p>5,63</text:p>
          </table:table-cell>
          <table:table-cell table:style-name="ce116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119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1-02-01</text:p>
          </table:table-cell>
          <table:table-cell table:style-name="ce101" office:value-type="string" calcext:value-type="string">
            <text:p>X axis motor mount</text:p>
          </table:table-cell>
          <table:table-cell table:style-name="ce164" office:value-type="float" office:value="43.857" calcext:value-type="float">
            <text:p>43,86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10]*[.D10]*[$Настройки.$B$12]" office:value-type="float" office:value="52.6284" calcext:value-type="float">
            <text:p>52,63</text:p>
          </table:table-cell>
          <table:table-cell table:style-name="ce114" office:value-type="float" office:value="2" calcext:value-type="float">
            <text:p>2</text:p>
          </table:table-cell>
          <table:table-cell table:style-name="ce164" table:formula="of:=[.E10]*[.F10]" office:value-type="float" office:value="105.2568" calcext:value-type="float">
            <text:p>105,26</text:p>
          </table:table-cell>
          <table:table-cell table:style-name="ce174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118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>
            <text:p>V05-01-02-02</text:p>
          </table:table-cell>
          <table:table-cell table:style-name="ce122" office:value-type="string" calcext:value-type="string">
            <text:p>X axis motor strengthener</text:p>
          </table:table-cell>
          <table:table-cell table:style-name="ce165" office:value-type="float" office:value="9.508" calcext:value-type="float">
            <text:p>9,51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11]*[.D11]*[$Настройки.$B$12]" office:value-type="float" office:value="11.4096" calcext:value-type="float">
            <text:p>11,41</text:p>
          </table:table-cell>
          <table:table-cell table:style-name="ce115" office:value-type="float" office:value="2" calcext:value-type="float">
            <text:p>2</text:p>
          </table:table-cell>
          <table:table-cell table:style-name="ce165" table:formula="of:=[.E11]*[.F11]" office:value-type="float" office:value="22.8192" calcext:value-type="float">
            <text:p>22,82</text:p>
          </table:table-cell>
          <table:table-cell table:style-name="ce116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119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1-03-01</text:p>
          </table:table-cell>
          <table:table-cell table:style-name="ce101" office:value-type="string" calcext:value-type="string">
            <text:p>Y axis shaft end holder</text:p>
          </table:table-cell>
          <table:table-cell table:style-name="ce164" office:value-type="float" office:value="8.132" calcext:value-type="float">
            <text:p>8,13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12]*[.D12]*[$Настройки.$B$12]" office:value-type="float" office:value="9.7584" calcext:value-type="float">
            <text:p>9,76</text:p>
          </table:table-cell>
          <table:table-cell table:style-name="ce114" office:value-type="float" office:value="2" calcext:value-type="float">
            <text:p>2</text:p>
          </table:table-cell>
          <table:table-cell table:style-name="ce164" table:formula="of:=[.E12]*[.F12]" office:value-type="float" office:value="19.5168" calcext:value-type="float">
            <text:p>19,52</text:p>
          </table:table-cell>
          <table:table-cell table:style-name="ce174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118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>
            <text:p>V05-01-03-02</text:p>
          </table:table-cell>
          <table:table-cell table:style-name="ce122" office:value-type="string" calcext:value-type="string">
            <text:p>Y axis motor mount</text:p>
          </table:table-cell>
          <table:table-cell table:style-name="ce165" office:value-type="float" office:value="71.236" calcext:value-type="float">
            <text:p>71,24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13]*[.D13]*[$Настройки.$B$12]" office:value-type="float" office:value="85.4832" calcext:value-type="float">
            <text:p>85,48</text:p>
          </table:table-cell>
          <table:table-cell table:style-name="ce115" office:value-type="float" office:value="2" calcext:value-type="float">
            <text:p>2</text:p>
          </table:table-cell>
          <table:table-cell table:style-name="ce165" table:formula="of:=[.E13]*[.F13]" office:value-type="float" office:value="170.9664" calcext:value-type="float">
            <text:p>170,97</text:p>
          </table:table-cell>
          <table:table-cell table:style-name="ce116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119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101" office:value-type="string" calcext:value-type="string">
            <text:p>V05-01-04-01</text:p>
          </table:table-cell>
          <table:table-cell table:style-name="ce101" office:value-type="string" calcext:value-type="string">
            <text:p>Left belt tensioner base</text:p>
          </table:table-cell>
          <table:table-cell table:style-name="ce164" office:value-type="float" office:value="101" calcext:value-type="float">
            <text:p>101,00</text:p>
          </table:table-cell>
          <table:table-cell table:style-name="ce167" office:value-type="percentage" office:value="0.5" calcext:value-type="percentage">
            <text:p>50,00%</text:p>
          </table:table-cell>
          <table:table-cell table:style-name="ce164" table:formula="of:=[.C14]*[.D14]*[$Настройки.$B$12]" office:value-type="float" office:value="60.6" calcext:value-type="float">
            <text:p>60,60</text:p>
          </table:table-cell>
          <table:table-cell table:style-name="ce114" office:value-type="float" office:value="1" calcext:value-type="float">
            <text:p>1</text:p>
          </table:table-cell>
          <table:table-cell table:style-name="ce164" table:formula="of:=[.E14]*[.F14]" office:value-type="float" office:value="60.6" calcext:value-type="float">
            <text:p>60,60</text:p>
          </table:table-cell>
          <table:table-cell table:style-name="ce174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118"/>
          <table:table-cell table:number-columns-repeated="1015"/>
        </table:table-row>
        <table:table-row table:style-name="ro7">
          <table:table-cell table:style-name="ce122" office:value-type="string" calcext:value-type="string">
            <text:p>V05-01-04-02-01</text:p>
          </table:table-cell>
          <table:table-cell table:style-name="ce122" office:value-type="string" calcext:value-type="string">
            <text:p>Belt tensioner slider</text:p>
          </table:table-cell>
          <table:table-cell table:style-name="ce165" office:value-type="float" office:value="7.414" calcext:value-type="float">
            <text:p>7,41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15]*[.D15]*[$Настройки.$B$12]" office:value-type="float" office:value="8.8968" calcext:value-type="float">
            <text:p>8,90</text:p>
          </table:table-cell>
          <table:table-cell table:style-name="ce115" table:formula="of:=2+[$Расчёты.$B$20]" office:value-type="float" office:value="4" calcext:value-type="float">
            <text:p>4</text:p>
          </table:table-cell>
          <table:table-cell table:style-name="ce165" table:formula="of:=[.E15]*[.F15]" office:value-type="float" office:value="35.5872" calcext:value-type="float">
            <text:p>35,59</text:p>
          </table:table-cell>
          <table:table-cell table:style-name="ce116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119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1-04-02-02</text:p>
          </table:table-cell>
          <table:table-cell table:style-name="ce101" office:value-type="string" calcext:value-type="string">
            <text:p>Belt tensioner knob</text:p>
          </table:table-cell>
          <table:table-cell table:style-name="ce164" office:value-type="float" office:value="3.329" calcext:value-type="float">
            <text:p>3,33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16]*[.D16]*[$Настройки.$B$12]" office:value-type="float" office:value="3.9948" calcext:value-type="float">
            <text:p>3,99</text:p>
          </table:table-cell>
          <table:table-cell table:style-name="ce114" table:formula="of:=[.$F$15]" office:value-type="float" office:value="4" calcext:value-type="float">
            <text:p>4</text:p>
          </table:table-cell>
          <table:table-cell table:style-name="ce164" table:formula="of:=[.E16]*[.F16]" office:value-type="float" office:value="15.9792" calcext:value-type="float">
            <text:p>15,98</text:p>
          </table:table-cell>
          <table:table-cell table:style-name="ce174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118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22" office:value-type="string" calcext:value-type="string">
            <text:p>V05-01-05-01</text:p>
          </table:table-cell>
          <table:table-cell table:style-name="ce122" office:value-type="string" calcext:value-type="string">
            <text:p>Right belt tensioner base</text:p>
          </table:table-cell>
          <table:table-cell table:style-name="ce165" office:value-type="float" office:value="100.2" calcext:value-type="float">
            <text:p>100,20</text:p>
          </table:table-cell>
          <table:table-cell table:style-name="ce168" office:value-type="percentage" office:value="0.5" calcext:value-type="percentage">
            <text:p>50,00%</text:p>
          </table:table-cell>
          <table:table-cell table:style-name="ce165" table:formula="of:=[.C17]*[.D17]*[$Настройки.$B$12]" office:value-type="float" office:value="60.12" calcext:value-type="float">
            <text:p>60,12</text:p>
          </table:table-cell>
          <table:table-cell table:style-name="ce115" office:value-type="float" office:value="1" calcext:value-type="float">
            <text:p>1</text:p>
          </table:table-cell>
          <table:table-cell table:style-name="ce165" table:formula="of:=[.E17]*[.F17]" office:value-type="float" office:value="60.12" calcext:value-type="float">
            <text:p>60,12</text:p>
          </table:table-cell>
          <table:table-cell table:style-name="ce116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119"/>
          <table:table-cell table:number-columns-repeated="1015"/>
        </table:table-row>
        <table:table-row table:style-name="ro7">
          <table:table-cell table:style-name="ce101" office:value-type="string" calcext:value-type="string">
            <text:p>V05-01-06-01</text:p>
          </table:table-cell>
          <table:table-cell table:style-name="ce101" office:value-type="string" calcext:value-type="string">
            <text:p>X axis mechanical endstop mount</text:p>
          </table:table-cell>
          <table:table-cell table:style-name="ce164" office:value-type="float" office:value="3.615" calcext:value-type="float">
            <text:p>3,62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18]*[.D18]*[$Настройки.$B$12]" office:value-type="float" office:value="4.338" calcext:value-type="float">
            <text:p>4,34</text:p>
          </table:table-cell>
          <table:table-cell table:style-name="ce114" table:formula="of:=IF([$Расчёты.B20]=2;2;0)" office:value-type="float" office:value="2" calcext:value-type="float">
            <text:p>2</text:p>
          </table:table-cell>
          <table:table-cell table:style-name="ce164" table:formula="of:=[.E18]*[.F18]" office:value-type="float" office:value="8.676" calcext:value-type="float">
            <text:p>8,68</text:p>
          </table:table-cell>
          <table:table-cell table:style-name="ce174" table:formula="of:=[.E18]*[.F18]*[$Настройки.$B$13]/1000" office:value-type="currency" office:currency="USD" office:value="0.316556756756757" calcext:value-type="currency">
            <text:p>$0,32</text:p>
          </table:table-cell>
          <table:table-cell table:style-name="ce118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>
            <text:p>V05-02-01</text:p>
          </table:table-cell>
          <table:table-cell table:style-name="ce122" office:value-type="string" calcext:value-type="string">
            <text:p>Foot</text:p>
          </table:table-cell>
          <table:table-cell table:style-name="ce165" office:value-type="float" office:value="2.291" calcext:value-type="float">
            <text:p>2,29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19]*[.D19]*[$Настройки.$B$12]" office:value-type="float" office:value="2.7492" calcext:value-type="float">
            <text:p>2,75</text:p>
          </table:table-cell>
          <table:table-cell table:style-name="ce115" office:value-type="float" office:value="4" calcext:value-type="float">
            <text:p>4</text:p>
          </table:table-cell>
          <table:table-cell table:style-name="ce165" table:formula="of:=[.E19]*[.F19]" office:value-type="float" office:value="10.9968" calcext:value-type="float">
            <text:p>11,00</text:p>
          </table:table-cell>
          <table:table-cell table:style-name="ce116" table:formula="of:=[.E19]*[.F19]*[$Настройки.$B$13]/1000" office:value-type="currency" office:currency="USD" office:value="0.401234594594594" calcext:value-type="currency">
            <text:p>$0,40</text:p>
          </table:table-cell>
          <table:table-cell table:style-name="ce119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3-01-01</text:p>
          </table:table-cell>
          <table:table-cell table:style-name="ce101" office:value-type="string" calcext:value-type="string">
            <text:p>Z axis beam mount</text:p>
          </table:table-cell>
          <table:table-cell table:style-name="ce164" office:value-type="float" office:value="99.089" calcext:value-type="float">
            <text:p>99,09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20]*[.D20]*[$Настройки.$B$12]" office:value-type="float" office:value="118.9068" calcext:value-type="float">
            <text:p>118,91</text:p>
          </table:table-cell>
          <table:table-cell table:style-name="ce114" table:formula="of:=[$Расчёты.B21]" office:value-type="float" office:value="2" calcext:value-type="float">
            <text:p>2</text:p>
          </table:table-cell>
          <table:table-cell table:style-name="ce164" table:formula="of:=[.E20]*[.F20]" office:value-type="float" office:value="237.8136" calcext:value-type="float">
            <text:p>237,81</text:p>
          </table:table-cell>
          <table:table-cell table:style-name="ce174" table:formula="of:=[.E20]*[.F20]*[$Настройки.$B$13]/1000" office:value-type="currency" office:currency="USD" office:value="8.6769827027027" calcext:value-type="currency">
            <text:p>$8,68</text:p>
          </table:table-cell>
          <table:table-cell table:style-name="ce118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>
            <text:p>V05-03-02-01</text:p>
          </table:table-cell>
          <table:table-cell table:style-name="ce122" office:value-type="string" calcext:value-type="string">
            <text:p>Z axis motor mount</text:p>
          </table:table-cell>
          <table:table-cell table:style-name="ce165" office:value-type="float" office:value="23.752" calcext:value-type="float">
            <text:p>23,75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21]*[.D21]*[$Настройки.$B$12]" office:value-type="float" office:value="28.5024" calcext:value-type="float">
            <text:p>28,50</text:p>
          </table:table-cell>
          <table:table-cell table:style-name="ce115" office:value-type="float" office:value="2" calcext:value-type="float">
            <text:p>2</text:p>
          </table:table-cell>
          <table:table-cell table:style-name="ce165" table:formula="of:=[.E21]*[.F21]" office:value-type="float" office:value="57.0048" calcext:value-type="float">
            <text:p>57,00</text:p>
          </table:table-cell>
          <table:table-cell table:style-name="ce116" table:formula="of:=[.E21]*[.F21]*[$Настройки.$B$13]/1000" office:value-type="currency" office:currency="USD" office:value="2.07990486486486" calcext:value-type="currency">
            <text:p>$2,08</text:p>
          </table:table-cell>
          <table:table-cell table:style-name="ce119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3-03-01-02</text:p>
          </table:table-cell>
          <table:table-cell table:style-name="ce101" office:value-type="string" calcext:value-type="string">
            <text:p>Bed arm</text:p>
          </table:table-cell>
          <table:table-cell table:style-name="ce164" office:value-type="float" office:value="11.586" calcext:value-type="float">
            <text:p>11,59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22]*[.D22]*[$Настройки.$B$12]" office:value-type="float" office:value="13.9032" calcext:value-type="float">
            <text:p>13,90</text:p>
          </table:table-cell>
          <table:table-cell table:style-name="ce114" table:formula="of:=[$'Покупные изделия'.C59]" office:value-type="float" office:value="6" calcext:value-type="float">
            <text:p>6</text:p>
          </table:table-cell>
          <table:table-cell table:style-name="ce164" table:formula="of:=[.E22]*[.F22]" office:value-type="float" office:value="83.4192" calcext:value-type="float">
            <text:p>83,42</text:p>
          </table:table-cell>
          <table:table-cell table:style-name="ce174" table:formula="of:=[.E22]*[.F22]*[$Настройки.$B$13]/1000" office:value-type="currency" office:currency="USD" office:value="3.04367351351351" calcext:value-type="currency">
            <text:p>$3,04</text:p>
          </table:table-cell>
          <table:table-cell table:style-name="ce118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>
            <text:p>V05-04-03-01-03</text:p>
          </table:table-cell>
          <table:table-cell table:style-name="ce122" office:value-type="string" calcext:value-type="string">
            <text:p>Bed knob</text:p>
          </table:table-cell>
          <table:table-cell table:style-name="ce165" office:value-type="float" office:value="8.052" calcext:value-type="float">
            <text:p>8,05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23]*[.D23]*[$Настройки.$B$12]" office:value-type="float" office:value="9.6624" calcext:value-type="float">
            <text:p>9,66</text:p>
          </table:table-cell>
          <table:table-cell table:style-name="ce115" table:formula="of:=[.$F$22]" office:value-type="float" office:value="6" calcext:value-type="float">
            <text:p>6</text:p>
          </table:table-cell>
          <table:table-cell table:style-name="ce165" table:formula="of:=[.E23]*[.F23]" office:value-type="float" office:value="57.9744" calcext:value-type="float">
            <text:p>57,97</text:p>
          </table:table-cell>
          <table:table-cell table:style-name="ce116" table:formula="of:=[.E23]*[.F23]*[$Настройки.$B$13]/1000" office:value-type="currency" office:currency="USD" office:value="2.11528216216216" calcext:value-type="currency">
            <text:p>$2,12</text:p>
          </table:table-cell>
          <table:table-cell table:style-name="ce119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01" office:value-type="string" calcext:value-type="string">
            <text:p>V05-03-03-01-01</text:p>
          </table:table-cell>
          <table:table-cell table:style-name="ce101" office:value-type="string" calcext:value-type="string">
            <text:p>2020 to 2060 mount</text:p>
          </table:table-cell>
          <table:table-cell table:style-name="ce164" office:value-type="float" office:value="11.859" calcext:value-type="float">
            <text:p>11,86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24]*[.D24]*[$Настройки.$B$12]" office:value-type="float" office:value="14.2308" calcext:value-type="float">
            <text:p>14,23</text:p>
          </table:table-cell>
          <table:table-cell table:style-name="ce114" table:formula="of:=[.$F$22]" office:value-type="float" office:value="6" calcext:value-type="float">
            <text:p>6</text:p>
          </table:table-cell>
          <table:table-cell table:style-name="ce164" table:formula="of:=[.E24]*[.F24]" office:value-type="float" office:value="85.3848" calcext:value-type="float">
            <text:p>85,38</text:p>
          </table:table-cell>
          <table:table-cell table:style-name="ce174" table:formula="of:=[.E24]*[.F24]*[$Настройки.$B$13]/1000" office:value-type="currency" office:currency="USD" office:value="3.11539135135135" calcext:value-type="currency">
            <text:p>$3,12</text:p>
          </table:table-cell>
          <table:table-cell table:style-name="ce118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22" office:value-type="string" calcext:value-type="string">
            <text:p>V05-03-05-02</text:p>
          </table:table-cell>
          <table:table-cell table:style-name="ce122" office:value-type="string" calcext:value-type="string">
            <text:p>Optical endstop trigger</text:p>
          </table:table-cell>
          <table:table-cell table:style-name="ce165" office:value-type="float" office:value="0.213" calcext:value-type="float">
            <text:p>0,21</text:p>
          </table:table-cell>
          <table:table-cell table:style-name="ce168" office:value-type="percentage" office:value="1" calcext:value-type="percentage">
            <text:p>100,00%</text:p>
          </table:table-cell>
          <table:table-cell table:style-name="ce165" table:formula="of:=[.C25]*[.D25]*[$Настройки.$B$12]" office:value-type="float" office:value="0.2556" calcext:value-type="float">
            <text:p>0,26</text:p>
          </table:table-cell>
          <table:table-cell table:style-name="ce115" office:value-type="float" office:value="1" calcext:value-type="float">
            <text:p>1</text:p>
          </table:table-cell>
          <table:table-cell table:style-name="ce165" table:formula="of:=[.E25]*[.F25]" office:value-type="float" office:value="0.2556" calcext:value-type="float">
            <text:p>0,26</text:p>
          </table:table-cell>
          <table:table-cell table:style-name="ce116" table:formula="of:=[.E25]*[.F25]*[$Настройки.$B$13]/1000" office:value-type="currency" office:currency="USD" office:value="0.00932594594594594" calcext:value-type="currency">
            <text:p>$0,01</text:p>
          </table:table-cell>
          <table:table-cell table:style-name="ce119"/>
          <table:table-cell table:number-columns-repeated="1015"/>
        </table:table-row>
        <table:table-row table:style-name="ro6">
          <table:table-cell table:style-name="ce101" office:value-type="string" calcext:value-type="string">
            <text:p>V05-03-05-01</text:p>
          </table:table-cell>
          <table:table-cell table:style-name="ce101" office:value-type="string" calcext:value-type="string">
            <text:p>Optical endstop mount</text:p>
          </table:table-cell>
          <table:table-cell table:style-name="ce164" office:value-type="float" office:value="2.032" calcext:value-type="float">
            <text:p>2,03</text:p>
          </table:table-cell>
          <table:table-cell table:style-name="ce167" office:value-type="percentage" office:value="1" calcext:value-type="percentage">
            <text:p>100,00%</text:p>
          </table:table-cell>
          <table:table-cell table:style-name="ce164" table:formula="of:=[.C26]*[.D26]*[$Настройки.$B$12]" office:value-type="float" office:value="2.4384" calcext:value-type="float">
            <text:p>2,44</text:p>
          </table:table-cell>
          <table:table-cell table:style-name="ce114" office:value-type="float" office:value="1" calcext:value-type="float">
            <text:p>1</text:p>
          </table:table-cell>
          <table:table-cell table:style-name="ce164" table:formula="of:=[.E26]*[.F26]" office:value-type="float" office:value="2.4384" calcext:value-type="float">
            <text:p>2,44</text:p>
          </table:table-cell>
          <table:table-cell table:style-name="ce174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118"/>
          <table:table-cell table:number-columns-repeated="1015"/>
        </table:table-row>
        <table:table-row table:style-name="ro15">
          <table:table-cell table:style-name="ce129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01"/>
          <table:covered-table-cell table:style-name="ce164"/>
          <table:covered-table-cell table:style-name="ce167"/>
          <table:covered-table-cell table:style-name="ce171"/>
          <table:covered-table-cell table:style-name="ce172"/>
          <table:table-cell table:style-name="ce173" table:formula="of:=SUM([.G2:.G26])" office:value-type="float" office:value="1193.9436" calcext:value-type="float">
            <text:p>1 193,94</text:p>
          </table:table-cell>
          <table:table-cell table:style-name="ce175" table:formula="of:=SUM([.H2:.H26])" office:value-type="currency" office:currency="USD" office:value="43.562807027027" calcext:value-type="currency">
            <text:p>$43,56</text:p>
          </table:table-cell>
          <table:table-cell table:style-name="ce118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169"/>
          <table:table-cell table:number-columns-repeated="3"/>
          <table:table-cell table:style-name="ce176"/>
          <table:table-cell table:number-columns-repeated="1016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43" table:default-cell-style-name="ce102"/>
        <table:table-column table:style-name="co44" table:default-cell-style-name="ce102"/>
        <table:table-column table:style-name="co2" table:default-cell-style-name="ce102"/>
        <table:table-column table:style-name="co45" table:default-cell-style-name="ce102"/>
        <table:table-column table:style-name="co46" table:number-columns-repeated="2" table:default-cell-style-name="ce102"/>
        <table:table-column table:style-name="co46" table:default-cell-style-name="ce292"/>
        <table:table-column table:style-name="co2" table:number-columns-repeated="1017" table:default-cell-style-name="ce102"/>
        <table:table-row table:style-name="ro9">
          <table:table-cell table:style-name="ce104" office:value-type="string" calcext:value-type="string">
            <text:p>Наименование детали</text:p>
          </table:table-cell>
          <table:table-cell table:style-name="ce104" office:value-type="string" calcext:value-type="string">
            <text:p>Тип профиля</text:p>
          </table:table-cell>
          <table:table-cell table:style-name="ce104" office:value-type="string" calcext:value-type="string">
            <text:p>Длина</text:p>
            <text:p>[м]</text:p>
          </table:table-cell>
          <table:table-cell table:style-name="ce104" office:value-type="string" calcext:value-type="string">
            <text:p>Количество</text:p>
            <text:p>[шт]</text:p>
          </table:table-cell>
          <table:table-cell table:style-name="ce104" office:value-type="string" calcext:value-type="string">
            <text:p>Цена профиля</text:p>
            <text:p>[$/м]</text:p>
          </table:table-cell>
          <table:table-cell table:style-name="ce104" office:value-type="string" calcext:value-type="string">
            <text:p>Цена реза</text:p>
            <text:p>[$]</text:p>
          </table:table-cell>
          <table:table-cell table:style-name="ce179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01" office:value-type="string" calcext:value-type="string">
            <text:p>Продольная балка портала</text:p>
          </table:table-cell>
          <table:table-cell table:style-name="ce101" table:content-validation-name="val12" office:value-type="string" calcext:value-type="string">
            <text:p>2060 T-slot</text:p>
          </table:table-cell>
          <table:table-cell table:style-name="ce101" table:formula="of:=[$Расчёты.B29]-0.04" office:value-type="float" office:value="0.45" calcext:value-type="float">
            <text:p>0,45</text:p>
          </table:table-cell>
          <table:table-cell table:style-name="ce101" office:value-type="float" office:value="2" calcext:value-type="float">
            <text:p>2</text:p>
          </table:table-cell>
          <table:table-cell table:style-name="ce251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122" office:value-type="string" calcext:value-type="string">
            <text:p>Поперечная балка портала</text:p>
          </table:table-cell>
          <table:table-cell table:style-name="ce122" table:content-validation-name="val12" office:value-type="string" calcext:value-type="string">
            <text:p>2020 T-slot</text:p>
          </table:table-cell>
          <table:table-cell table:style-name="ce122" table:formula="of:=[$Расчёты.B28]" office:value-type="float" office:value="0.65" calcext:value-type="float">
            <text:p>0,65</text:p>
          </table:table-cell>
          <table:table-cell table:style-name="ce122" office:value-type="float" office:value="2" calcext:value-type="float">
            <text:p>2</text:p>
          </table:table-cell>
          <table:table-cell table:style-name="ce2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01" office:value-type="string" calcext:value-type="string">
            <text:p>Вспомогательная балка портала</text:p>
          </table:table-cell>
          <table:table-cell table:style-name="ce101" table:content-validation-name="val12" office:value-type="string" calcext:value-type="string">
            <text:p>2020 T-slot</text:p>
          </table:table-cell>
          <table:table-cell table:style-name="ce101" table:formula="of:=[$Расчёты.B28]-0.12" office:value-type="float" office:value="0.53" calcext:value-type="float">
            <text:p>0,53</text:p>
          </table:table-cell>
          <table:table-cell table:style-name="ce101" office:value-type="float" office:value="1" calcext:value-type="float">
            <text:p>1</text:p>
          </table:table-cell>
          <table:table-cell table:style-name="ce251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122" office:value-type="string" calcext:value-type="string">
            <text:p>Угловая стойка</text:p>
          </table:table-cell>
          <table:table-cell table:style-name="ce122" table:content-validation-name="val12" office:value-type="string" calcext:value-type="string">
            <text:p>2020 T-slot</text:p>
          </table:table-cell>
          <table:table-cell table:style-name="ce122" table:formula="of:=[$Расчёты.B30]-0.02+[$Расчёты.B31]" office:value-type="float" office:value="0.44" calcext:value-type="float">
            <text:p>0,44</text:p>
          </table:table-cell>
          <table:table-cell table:style-name="ce122" office:value-type="float" office:value="4" calcext:value-type="float">
            <text:p>4</text:p>
          </table:table-cell>
          <table:table-cell table:style-name="ce2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101" office:value-type="string" calcext:value-type="string">
            <text:p>Вспомогательная стойка</text:p>
          </table:table-cell>
          <table:table-cell table:style-name="ce101" table:content-validation-name="val12" office:value-type="string" calcext:value-type="string">
            <text:p>2020 T-slot</text:p>
          </table:table-cell>
          <table:table-cell table:style-name="ce101" table:formula="of:=[$Расчёты.B30]-0.04" office:value-type="float" office:value="0.39" calcext:value-type="float">
            <text:p>0,39</text:p>
          </table:table-cell>
          <table:table-cell table:style-name="ce101" office:value-type="float" office:value="2" calcext:value-type="float">
            <text:p>2</text:p>
          </table:table-cell>
          <table:table-cell table:style-name="ce251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122" office:value-type="string" calcext:value-type="string">
            <text:p>Вспомогательная поперечина</text:p>
          </table:table-cell>
          <table:table-cell table:style-name="ce122" table:content-validation-name="val12" office:value-type="string" calcext:value-type="string">
            <text:p>2020 T-slot</text:p>
          </table:table-cell>
          <table:table-cell table:style-name="ce122" table:formula="of:=[$Расчёты.B28]-0.04" office:value-type="float" office:value="0.61" calcext:value-type="float">
            <text:p>0,61</text:p>
          </table:table-cell>
          <table:table-cell table:style-name="ce122" office:value-type="float" office:value="1" calcext:value-type="float">
            <text:p>1</text:p>
          </table:table-cell>
          <table:table-cell table:style-name="ce2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01" office:value-type="string" calcext:value-type="string">
            <text:p>Поперечная балка основания</text:p>
          </table:table-cell>
          <table:table-cell table:style-name="ce101" table:content-validation-name="val12" office:value-type="string" calcext:value-type="string">
            <text:p>2020 T-slot</text:p>
          </table:table-cell>
          <table:table-cell table:style-name="ce101" table:formula="of:=[$Расчёты.B28]-0.04" office:value-type="float" office:value="0.61" calcext:value-type="float">
            <text:p>0,61</text:p>
          </table:table-cell>
          <table:table-cell table:style-name="ce101" office:value-type="float" office:value="2" calcext:value-type="float">
            <text:p>2</text:p>
          </table:table-cell>
          <table:table-cell table:style-name="ce251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122" office:value-type="string" calcext:value-type="string">
            <text:p>Продольная балка основания</text:p>
          </table:table-cell>
          <table:table-cell table:style-name="ce122" table:content-validation-name="val12" office:value-type="string" calcext:value-type="string">
            <text:p>2020 T-slot</text:p>
          </table:table-cell>
          <table:table-cell table:style-name="ce122" table:formula="of:=[$Расчёты.B29]-0.04" office:value-type="float" office:value="0.45" calcext:value-type="float">
            <text:p>0,45</text:p>
          </table:table-cell>
          <table:table-cell table:style-name="ce122" office:value-type="float" office:value="2" calcext:value-type="float">
            <text:p>2</text:p>
          </table:table-cell>
          <table:table-cell table:style-name="ce2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01" office:value-type="string" calcext:value-type="string">
            <text:p>Стойка оси Z</text:p>
          </table:table-cell>
          <table:table-cell table:style-name="ce101" table:content-validation-name="val12" office:value-type="string" calcext:value-type="string">
            <text:p>2020 V-slot</text:p>
          </table:table-cell>
          <table:table-cell table:style-name="ce101" table:formula="of:=[$Расчёты.B30]-0.04" office:value-type="float" office:value="0.39" calcext:value-type="float">
            <text:p>0,39</text:p>
          </table:table-cell>
          <table:table-cell table:style-name="ce101" table:formula="of:=[$Расчёты.B21]" office:value-type="float" office:value="2" calcext:value-type="float">
            <text:p>2</text:p>
          </table:table-cell>
          <table:table-cell table:style-name="ce251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122" office:value-type="string" calcext:value-type="string">
            <text:p>Поперечная балка рамы стола</text:p>
          </table:table-cell>
          <table:table-cell table:style-name="ce122" table:content-validation-name="val12" office:value-type="string" calcext:value-type="string">
            <text:p>2060 T-slot</text:p>
          </table:table-cell>
          <table:table-cell table:style-name="ce122" table:formula="of:=[$Расчёты.B26]" office:value-type="float" office:value="0.5" calcext:value-type="float">
            <text:p>0,5</text:p>
          </table:table-cell>
          <table:table-cell table:style-name="ce122" table:formula="of:=[.D10]/2" office:value-type="float" office:value="1" calcext:value-type="float">
            <text:p>1</text:p>
          </table:table-cell>
          <table:table-cell table:style-name="ce2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01" office:value-type="string" calcext:value-type="string">
            <text:p>Продольные балки рамы стола</text:p>
          </table:table-cell>
          <table:table-cell table:style-name="ce101" table:content-validation-name="val12" office:value-type="string" calcext:value-type="string">
            <text:p>2020 T-slot</text:p>
          </table:table-cell>
          <table:table-cell table:style-name="ce101" table:formula="of:=[$Расчёты.B27]" office:value-type="float" office:value="0.32" calcext:value-type="float">
            <text:p>0,32</text:p>
          </table:table-cell>
          <table:table-cell table:style-name="ce101" table:formula="of:=IF([$Расчёты.B17]&gt;=300;3;2)" office:value-type="float" office:value="3" calcext:value-type="float">
            <text:p>3</text:p>
          </table:table-cell>
          <table:table-cell table:style-name="ce251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122" office:value-type="string" calcext:value-type="string">
            <text:p>Балка оси X</text:p>
          </table:table-cell>
          <table:table-cell table:style-name="ce122" table:content-validation-name="val12" office:value-type="string" calcext:value-type="string">
            <text:p>2020 T-slot облегчённый</text:p>
          </table:table-cell>
          <table:table-cell table:style-name="ce122" table:formula="of:=[$Расчёты.B25]" office:value-type="float" office:value="0.5" calcext:value-type="float">
            <text:p>0,5</text:p>
          </table:table-cell>
          <table:table-cell table:style-name="ce122" office:value-type="float" office:value="1" calcext:value-type="float">
            <text:p>1</text:p>
          </table:table-cell>
          <table:table-cell table:style-name="ce2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27">
          <table:table-cell table:style-name="ce129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175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92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92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92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4" table:default-cell-style-name="ce193"/>
        <table:table-column table:style-name="co25" table:default-cell-style-name="ce200"/>
        <table:table-column table:style-name="co26" table:default-cell-style-name="ce193"/>
        <table:table-column table:style-name="co27" table:number-columns-repeated="30" table:default-cell-style-name="ce193"/>
        <table:table-column table:style-name="co2" table:number-columns-repeated="991" table:default-cell-style-name="ce193"/>
        <table:table-row table:style-name="ro17">
          <table:table-cell table:style-name="ce180" table:number-columns-spanned="2" table:number-rows-spanned="5"/>
          <table:covered-table-cell table:style-name="ce194"/>
          <table:table-cell table:style-name="ce120" office:value-type="string" calcext:value-type="string">
            <text:p>Тип</text:p>
          </table:table-cell>
          <table:table-cell table:style-name="ce203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203"/>
          <table:covered-table-cell table:number-columns-repeated="2" table:style-name="ce209"/>
          <table:table-cell table:style-name="ce203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203"/>
          <table:covered-table-cell table:number-columns-repeated="2" table:style-name="ce210"/>
          <table:table-cell table:style-name="ce203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209"/>
          <table:table-cell table:style-name="ce210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209"/>
          <table:table-cell table:style-name="ce203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209"/>
          <table:table-cell table:style-name="ce203" office:value-type="string" calcext:value-type="string" table:number-columns-spanned="2" table:number-rows-spanned="1">
            <text:p>Т-гайка</text:p>
          </table:table-cell>
          <table:covered-table-cell table:style-name="ce209"/>
          <table:table-cell table:style-name="ce211" office:value-type="string" calcext:value-type="string">
            <text:p>Резьб. Вставка</text:p>
          </table:table-cell>
          <table:table-cell table:style-name="ce211" office:value-type="string" calcext:value-type="string">
            <text:p>Болт</text:p>
          </table:table-cell>
          <table:table-cell table:style-name="ce210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210"/>
          <table:table-cell table:style-name="ce212"/>
          <table:table-cell table:style-name="ce214" table:number-columns-repeated="989"/>
          <table:table-cell/>
        </table:table-row>
        <table:table-row table:style-name="ro6">
          <table:covered-table-cell table:style-name="ce181"/>
          <table:covered-table-cell table:style-name="ce195"/>
          <table:table-cell table:style-name="ce104" office:value-type="string" calcext:value-type="string">
            <text:p>D резьбы</text:p>
          </table:table-cell>
          <table:table-cell table:style-name="ce204" office:value-type="string" calcext:value-type="string" table:number-columns-spanned="3" table:number-rows-spanned="1">
            <text:p>M3</text:p>
          </table:table-cell>
          <table:covered-table-cell table:number-columns-repeated="2" table:style-name="ce204" office:value-type="string" calcext:value-type="string">
            <text:p>M3</text:p>
          </table:covered-table-cell>
          <table:table-cell table:style-name="ce204" office:value-type="string" calcext:value-type="string" table:number-columns-spanned="2" table:number-rows-spanned="1">
            <text:p>M4</text:p>
          </table:table-cell>
          <table:covered-table-cell table:style-name="ce198" office:value-type="string" calcext:value-type="string">
            <text:p>M4</text:p>
          </table:covered-table-cell>
          <table:table-cell table:style-name="ce198" office:value-type="string" calcext:value-type="string">
            <text:p>M6</text:p>
          </table:table-cell>
          <table:table-cell table:style-name="ce204" office:value-type="string" calcext:value-type="string" table:number-columns-spanned="2" table:number-rows-spanned="1">
            <text:p>M3</text:p>
          </table:table-cell>
          <table:covered-table-cell table:style-name="ce198"/>
          <table:table-cell table:style-name="ce204" office:value-type="string" calcext:value-type="string" table:number-columns-spanned="2" table:number-rows-spanned="1">
            <text:p>M4</text:p>
          </table:table-cell>
          <table:covered-table-cell table:style-name="ce198"/>
          <table:table-cell table:style-name="ce204" office:value-type="string" calcext:value-type="string" table:number-columns-spanned="6" table:number-rows-spanned="1">
            <text:p>M3</text:p>
          </table:table-cell>
          <table:covered-table-cell table:number-columns-repeated="5" table:style-name="ce198" office:value-type="string" calcext:value-type="string">
            <text:p>M3</text:p>
          </table:covered-table-cell>
          <table:table-cell table:style-name="ce198" office:value-type="string" calcext:value-type="string">
            <text:p>M4</text:p>
          </table:table-cell>
          <table:table-cell table:style-name="ce198" office:value-type="string" calcext:value-type="string">
            <text:p>M6</text:p>
          </table:table-cell>
          <table:table-cell table:style-name="ce204" office:value-type="string" calcext:value-type="string" table:number-columns-spanned="2" table:number-rows-spanned="1">
            <text:p>M3</text:p>
          </table:table-cell>
          <table:covered-table-cell table:style-name="ce198"/>
          <table:table-cell table:style-name="ce204" office:value-type="string" calcext:value-type="string" table:number-columns-spanned="1" table:number-rows-spanned="2">
            <text:p>M3</text:p>
          </table:table-cell>
          <table:table-cell table:style-name="ce204" office:value-type="string" calcext:value-type="string" table:number-columns-spanned="1" table:number-rows-spanned="2">
            <text:p>M4</text:p>
          </table:table-cell>
          <table:table-cell table:style-name="ce204" office:value-type="string" calcext:value-type="string" table:number-columns-spanned="1" table:number-rows-spanned="2">
            <text:p>M5</text:p>
          </table:table-cell>
          <table:table-cell table:style-name="ce204" office:value-type="string" calcext:value-type="string" table:number-columns-spanned="1" table:number-rows-spanned="2">
            <text:p>М3</text:p>
          </table:table-cell>
          <table:table-cell table:style-name="ce204" office:value-type="string" calcext:value-type="string" table:number-columns-spanned="1" table:number-rows-spanned="2">
            <text:p>М4</text:p>
          </table:table-cell>
          <table:table-cell table:style-name="ce204" office:value-type="string" calcext:value-type="string">
            <text:p>M3</text:p>
          </table:table-cell>
          <table:table-cell table:style-name="ce198" office:value-type="string" calcext:value-type="string">
            <text:p>М5</text:p>
          </table:table-cell>
          <table:table-cell table:style-name="ce204" office:value-type="string" calcext:value-type="string" table:number-columns-spanned="1" table:number-rows-spanned="2">
            <text:p>М3</text:p>
          </table:table-cell>
          <table:table-cell table:style-name="ce204" office:value-type="string" calcext:value-type="string" table:number-columns-spanned="1" table:number-rows-spanned="2">
            <text:p>М4</text:p>
          </table:table-cell>
          <table:table-cell table:style-name="ce210" office:value-type="string" calcext:value-type="string" table:number-columns-spanned="1" table:number-rows-spanned="2">
            <text:p>M8 Рег.</text:p>
          </table:table-cell>
          <table:table-cell table:style-name="ce199"/>
          <table:table-cell table:style-name="ce200" table:number-columns-repeated="988"/>
          <table:table-cell table:number-columns-repeated="2"/>
        </table:table-row>
        <table:table-row table:style-name="ro6">
          <table:covered-table-cell table:style-name="ce181"/>
          <table:covered-table-cell table:style-name="ce195"/>
          <table:table-cell table:style-name="ce104" office:value-type="string" calcext:value-type="string">
            <text:p>L винта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8" calcext:value-type="float">
            <text:p>8</text:p>
          </table:table-cell>
          <table:table-cell table:number-columns-repeated="2" table:style-name="ce198" office:value-type="float" office:value="12" calcext:value-type="float">
            <text:p>12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50" calcext:value-type="float">
            <text:p>50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35" calcext:value-type="float">
            <text:p>35</text:p>
          </table:table-cell>
          <table:table-cell table:style-name="ce198" office:value-type="float" office:value="50" calcext:value-type="float">
            <text:p>50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40" calcext:value-type="float">
            <text:p>40</text:p>
          </table:table-cell>
          <table:covered-table-cell table:number-columns-repeated="5" table:style-name="ce198"/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50" calcext:value-type="float">
            <text:p>50</text:p>
          </table:table-cell>
          <table:covered-table-cell table:number-columns-repeated="3" table:style-name="ce198"/>
          <table:table-cell table:style-name="ce199"/>
          <table:table-cell table:style-name="ce200" table:number-columns-repeated="988"/>
          <table:table-cell table:number-columns-repeated="2"/>
        </table:table-row>
        <table:table-row table:style-name="ro6">
          <table:covered-table-cell table:style-name="ce182"/>
          <table:covered-table-cell table:style-name="ce196"/>
          <table:table-cell table:style-name="ce179" office:value-type="string" calcext:value-type="string">
            <text:p>Цена ед.</text:p>
          </table:table-cell>
          <table:table-cell table:style-name="ce205" table:formula="of:=3.33/74" office:value-type="currency" office:currency="USD" office:value="0.045" calcext:value-type="currency">
            <text:p>$0,05</text:p>
          </table:table-cell>
          <table:table-cell table:style-name="ce205" table:formula="of:=3.75/74" office:value-type="currency" office:currency="USD" office:value="0.0506756756756757" calcext:value-type="currency">
            <text:p>$0,05</text:p>
          </table:table-cell>
          <table:table-cell table:style-name="ce205" table:formula="of:=4.9/74" office:value-type="currency" office:currency="USD" office:value="0.0662162162162162" calcext:value-type="currency">
            <text:p>$0,07</text:p>
          </table:table-cell>
          <table:table-cell table:style-name="ce205" table:formula="of:=5.95/74" office:value-type="currency" office:currency="USD" office:value="0.0804054054054054" calcext:value-type="currency">
            <text:p>$0,08</text:p>
          </table:table-cell>
          <table:table-cell table:style-name="ce205" table:formula="of:=5.6/74" office:value-type="currency" office:currency="USD" office:value="0.0756756756756757" calcext:value-type="currency">
            <text:p>$0,08</text:p>
          </table:table-cell>
          <table:table-cell table:style-name="ce205" table:formula="of:=10.12/74" office:value-type="currency" office:currency="USD" office:value="0.136756756756757" calcext:value-type="currency">
            <text:p>$0,14</text:p>
          </table:table-cell>
          <table:table-cell table:style-name="ce205" table:formula="of:=3.92/74" office:value-type="currency" office:currency="USD" office:value="0.052972972972973" calcext:value-type="currency">
            <text:p>$0,05</text:p>
          </table:table-cell>
          <table:table-cell table:style-name="ce205" table:formula="of:=7.59/74" office:value-type="currency" office:currency="USD" office:value="0.102567567567568" calcext:value-type="currency">
            <text:p>$0,10</text:p>
          </table:table-cell>
          <table:table-cell table:style-name="ce205" table:formula="of:=8.75/74" office:value-type="currency" office:currency="USD" office:value="0.118243243243243" calcext:value-type="currency">
            <text:p>$0,12</text:p>
          </table:table-cell>
          <table:table-cell table:style-name="ce205" table:formula="of:=7.53/74" office:value-type="currency" office:currency="USD" office:value="0.101756756756757" calcext:value-type="currency">
            <text:p>$0,10</text:p>
          </table:table-cell>
          <table:table-cell table:style-name="ce205" table:formula="of:=2.21/74" office:value-type="currency" office:currency="USD" office:value="0.0298648648648649" calcext:value-type="currency">
            <text:p>$0,03</text:p>
          </table:table-cell>
          <table:table-cell table:style-name="ce205" table:formula="of:=2.87/74" office:value-type="currency" office:currency="USD" office:value="0.0387837837837838" calcext:value-type="currency">
            <text:p>$0,04</text:p>
          </table:table-cell>
          <table:table-cell table:style-name="ce205" table:formula="of:=2.55/74" office:value-type="currency" office:currency="USD" office:value="0.0344594594594595" calcext:value-type="currency">
            <text:p>$0,03</text:p>
          </table:table-cell>
          <table:table-cell table:style-name="ce205" table:formula="of:=4.1/74" office:value-type="currency" office:currency="USD" office:value="0.0554054054054054" calcext:value-type="currency">
            <text:p>$0,06</text:p>
          </table:table-cell>
          <table:table-cell table:style-name="ce205" table:formula="of:=9.31/74" office:value-type="currency" office:currency="USD" office:value="0.125810810810811" calcext:value-type="currency">
            <text:p>$0,13</text:p>
          </table:table-cell>
          <table:table-cell table:style-name="ce205" table:formula="of:=18.27/74" office:value-type="currency" office:currency="USD" office:value="0.246891891891892" calcext:value-type="currency">
            <text:p>$0,25</text:p>
          </table:table-cell>
          <table:table-cell table:style-name="ce205" table:formula="of:=4.97/74" office:value-type="currency" office:currency="USD" office:value="0.0671621621621622" calcext:value-type="currency">
            <text:p>$0,07</text:p>
          </table:table-cell>
          <table:table-cell table:style-name="ce205" table:formula="of:=10.12/74" office:value-type="currency" office:currency="USD" office:value="0.136756756756757" calcext:value-type="currency">
            <text:p>$0,14</text:p>
          </table:table-cell>
          <table:table-cell table:style-name="ce205" table:formula="of:=3.22/74" office:value-type="currency" office:currency="USD" office:value="0.0435135135135135" calcext:value-type="currency">
            <text:p>$0,04</text:p>
          </table:table-cell>
          <table:table-cell table:style-name="ce205" table:formula="of:=7.95/74" office:value-type="currency" office:currency="USD" office:value="0.107432432432432" calcext:value-type="currency">
            <text:p>$0,11</text:p>
          </table:table-cell>
          <table:table-cell table:style-name="ce205" table:formula="of:=2.52/74" office:value-type="currency" office:currency="USD" office:value="0.0340540540540541" calcext:value-type="currency">
            <text:p>$0,03</text:p>
          </table:table-cell>
          <table:table-cell table:style-name="ce205" table:formula="of:=2.42/74" office:value-type="currency" office:currency="USD" office:value="0.0327027027027027" calcext:value-type="currency">
            <text:p>$0,03</text:p>
          </table:table-cell>
          <table:table-cell table:style-name="ce205" table:formula="of:=3.05/74" office:value-type="currency" office:currency="USD" office:value="0.0412162162162162" calcext:value-type="currency">
            <text:p>$0,04</text:p>
          </table:table-cell>
          <table:table-cell table:style-name="ce205" table:formula="of:=8.59/100" office:value-type="currency" office:currency="USD" office:value="0.0859" calcext:value-type="currency">
            <text:p>$0,09</text:p>
          </table:table-cell>
          <table:table-cell table:style-name="ce205" table:formula="of:=8.59/100" office:value-type="currency" office:currency="USD" office:value="0.0859" calcext:value-type="currency">
            <text:p>$0,09</text:p>
          </table:table-cell>
          <table:table-cell table:style-name="ce205" table:formula="of:=4.43/100" office:value-type="currency" office:currency="USD" office:value="0.0443" calcext:value-type="currency">
            <text:p>$0,04</text:p>
          </table:table-cell>
          <table:table-cell table:style-name="ce205" table:formula="of:=17.4/74" office:value-type="currency" office:currency="USD" office:value="0.235135135135135" calcext:value-type="currency">
            <text:p>$0,24</text:p>
          </table:table-cell>
          <table:table-cell table:style-name="ce205" table:formula="of:=0.6/74" office:value-type="currency" office:currency="USD" office:value="0.00810810810810811" calcext:value-type="currency">
            <text:p>$0,01</text:p>
          </table:table-cell>
          <table:table-cell table:style-name="ce205" table:formula="of:=0.91/74" office:value-type="currency" office:currency="USD" office:value="0.0122972972972973" calcext:value-type="currency">
            <text:p>$0,01</text:p>
          </table:table-cell>
          <table:table-cell table:style-name="ce205" table:formula="of:=28.67/74" office:value-type="currency" office:currency="USD" office:value="0.387432432432432" calcext:value-type="currency">
            <text:p>$0,39</text:p>
          </table:table-cell>
          <table:table-cell table:style-name="ce213"/>
          <table:table-cell table:style-name="ce215" table:number-columns-repeated="988"/>
          <table:table-cell table:style-name="ce200"/>
          <table:table-cell/>
        </table:table-row>
        <table:table-row table:style-name="ro7">
          <table:covered-table-cell table:style-name="ce183"/>
          <table:covered-table-cell table:style-name="ce195"/>
          <table:table-cell table:style-name="ce104" office:value-type="string" calcext:value-type="string">
            <text:p>Ссылка</text:p>
          </table:table-cell>
          <table:table-cell table:style-name="ce198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98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98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98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98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98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98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198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198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98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198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198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98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98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98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98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98" office:value-type="string" calcext:value-type="string">
            <text:p><text:a xlink:href="https://letyshops.com/r/aliexpress-041e9f7da983" xlink:type="simple">Link</text:a></text:p>
          </table:table-cell>
          <table:table-cell table:style-name="ce198" office:value-type="string" calcext:value-type="string">
            <text:p><text:a xlink:href="https://letyshops.com/r/aliexpress-041e9f7da983" xlink:type="simple">Link</text:a></text:p>
          </table:table-cell>
          <table:table-cell table:style-name="ce198" office:value-type="string" calcext:value-type="string">
            <text:p><text:a xlink:href="https://aliexpress.ru/item/32958273559.html" xlink:type="simple">Link</text:a></text:p>
          </table:table-cell>
          <table:table-cell table:style-name="ce198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98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98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98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192"/>
          <table:table-cell table:number-columns-repeated="990"/>
        </table:table-row>
        <table:table-row table:style-name="ro6">
          <table:table-cell table:style-name="ce184" office:value-type="string" calcext:value-type="string">
            <text:p>Сборка</text:p>
          </table:table-cell>
          <table:table-cell table:style-name="ce184" office:value-type="string" calcext:value-type="string">
            <text:p>Ед.</text:p>
          </table:table-cell>
          <table:table-cell table:style-name="ce201" table:number-columns-repeated="31"/>
          <table:table-cell table:style-name="ce192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0-00 — K3D VOSTOK</text:p>
          </table:table-cell>
          <table:table-cell table:style-name="ce158" office:value-type="float" office:value="1" calcext:value-type="float">
            <text:p>1</text:p>
          </table:table-cell>
          <table:table-cell table:style-name="ce201"/>
          <table:table-cell table:style-name="ce206" table:number-columns-repeated="5"/>
          <table:table-cell table:style-name="ce206" office:value-type="float" office:value="34" calcext:value-type="float">
            <text:p>34</text:p>
          </table:table-cell>
          <table:table-cell table:style-name="ce206" table:number-columns-repeated="24"/>
          <table:table-cell table:style-name="ce192"/>
          <table:table-cell table:number-columns-repeated="990"/>
        </table:table-row>
        <table:table-row table:style-name="ro6">
          <table:table-cell table:style-name="ce185" office:value-type="string" calcext:value-type="string">
            <text:p>V05-01-00 — XY portal</text:p>
          </table:table-cell>
          <table:table-cell table:style-name="ce159" office:value-type="float" office:value="1" calcext:value-type="float">
            <text:p>1</text:p>
          </table:table-cell>
          <table:table-cell table:style-name="ce201"/>
          <table:table-cell table:style-name="ce159" table:number-columns-repeated="18"/>
          <table:table-cell table:style-name="ce159" office:value-type="float" office:value="12" calcext:value-type="float">
            <text:p>12</text:p>
          </table:table-cell>
          <table:table-cell table:style-name="ce159" table:number-columns-repeated="4"/>
          <table:table-cell table:style-name="ce159" office:value-type="float" office:value="12" calcext:value-type="float">
            <text:p>12</text:p>
          </table:table-cell>
          <table:table-cell table:style-name="ce159" table:number-columns-repeated="6"/>
          <table:table-cell table:style-name="ce192"/>
          <table:table-cell table:number-columns-repeated="990"/>
        </table:table-row>
        <table:table-row table:style-name="ro6">
          <table:table-cell table:style-name="ce186" office:value-type="string" calcext:value-type="string">
            <text:p>V05-01-01-00 — X axis</text:p>
          </table:table-cell>
          <table:table-cell table:style-name="ce158" office:value-type="float" office:value="1" calcext:value-type="float">
            <text:p>1</text:p>
          </table:table-cell>
          <table:table-cell table:style-name="ce201"/>
          <table:table-cell table:style-name="ce206" table:number-columns-repeated="18"/>
          <table:table-cell table:style-name="ce206" office:value-type="float" office:value="13" calcext:value-type="float">
            <text:p>13</text:p>
          </table:table-cell>
          <table:table-cell table:style-name="ce206" table:number-columns-repeated="4"/>
          <table:table-cell table:style-name="ce206" office:value-type="float" office:value="13" calcext:value-type="float">
            <text:p>13</text:p>
          </table:table-cell>
          <table:table-cell table:style-name="ce206" table:number-columns-repeated="6"/>
          <table:table-cell table:style-name="ce192"/>
          <table:table-cell table:number-columns-repeated="990"/>
        </table:table-row>
        <table:table-row table:style-name="ro6">
          <table:table-cell table:style-name="ce187" office:value-type="string" calcext:value-type="string">
            <text:p>V05-01-01-01-00 — Y axis carriage</text:p>
          </table:table-cell>
          <table:table-cell table:style-name="ce159" office:value-type="float" office:value="2" calcext:value-type="float">
            <text:p>2</text:p>
          </table:table-cell>
          <table:table-cell table:style-name="ce201"/>
          <table:table-cell table:style-name="ce159" office:value-type="float" office:value="2" calcext:value-type="float">
            <text:p>2</text:p>
          </table:table-cell>
          <table:table-cell table:style-name="ce159" table:number-columns-repeated="9"/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1" calcext:value-type="float">
            <text:p>1</text:p>
          </table:table-cell>
          <table:table-cell table:style-name="ce159" table:number-columns-repeated="2"/>
          <table:table-cell table:style-name="ce159" office:value-type="float" office:value="3" calcext:value-type="float">
            <text:p>3</text:p>
          </table:table-cell>
          <table:table-cell table:style-name="ce159"/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59" table:number-columns-repeated="2"/>
          <table:table-cell table:style-name="ce159" table:formula="of:=4+6" office:value-type="float" office:value="10" calcext:value-type="float">
            <text:p>10</text:p>
          </table:table-cell>
          <table:table-cell table:style-name="ce159" table:number-columns-repeated="3"/>
          <table:table-cell table:style-name="ce159" office:value-type="float" office:value="2" calcext:value-type="float">
            <text:p>2</text:p>
          </table:table-cell>
          <table:table-cell table:style-name="ce159" table:number-columns-repeated="5"/>
          <table:table-cell table:style-name="ce192"/>
          <table:table-cell table:number-columns-repeated="990"/>
        </table:table-row>
        <table:table-row table:style-name="ro6">
          <table:table-cell table:style-name="ce188" office:value-type="string" calcext:value-type="string">
            <text:p>V05-01-01-02-00 — BMG Print head</text:p>
          </table:table-cell>
          <table:table-cell table:style-name="ce158" table:formula="of:=[$Расчёты.B20]" office:value-type="float" office:value="2" calcext:value-type="float">
            <text:p>2</text:p>
          </table:table-cell>
          <table:table-cell table:style-name="ce201"/>
          <table:table-cell table:style-name="ce206" office:value-type="float" office:value="4" calcext:value-type="float">
            <text:p>4</text:p>
          </table:table-cell>
          <table:table-cell table:style-name="ce206"/>
          <table:table-cell table:style-name="ce206" office:value-type="float" office:value="4" calcext:value-type="float">
            <text:p>4</text:p>
          </table:table-cell>
          <table:table-cell table:style-name="ce206" table:number-columns-repeated="9"/>
          <table:table-cell table:style-name="ce206" office:value-type="float" office:value="1" calcext:value-type="float">
            <text:p>1</text:p>
          </table:table-cell>
          <table:table-cell table:style-name="ce206" table:number-columns-repeated="6"/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1" calcext:value-type="float">
            <text:p>1</text:p>
          </table:table-cell>
          <table:table-cell table:style-name="ce206" table:number-columns-repeated="9"/>
          <table:table-cell table:style-name="ce192"/>
          <table:table-cell table:number-columns-repeated="990"/>
        </table:table-row>
        <table:table-row table:style-name="ro6">
          <table:table-cell table:style-name="ce187" office:value-type="string" calcext:value-type="string">
            <text:p>V05-01-01-03-00 — Roller assembly</text:p>
          </table:table-cell>
          <table:table-cell table:style-name="ce159" table:formula="of:=4*[.B11]+2" office:value-type="float" office:value="10" calcext:value-type="float">
            <text:p>10</text:p>
          </table:table-cell>
          <table:table-cell table:style-name="ce201"/>
          <table:table-cell table:style-name="ce159" table:number-columns-repeated="27"/>
          <table:table-cell table:style-name="ce159" office:value-type="float" office:value="2" calcext:value-type="float">
            <text:p>2</text:p>
          </table:table-cell>
          <table:table-cell table:style-name="ce159" table:number-columns-repeated="2"/>
          <table:table-cell table:style-name="ce192"/>
          <table:table-cell table:number-columns-repeated="990"/>
        </table:table-row>
        <table:table-row table:style-name="ro6">
          <table:table-cell table:style-name="ce186" office:value-type="string" calcext:value-type="string">
            <text:p>V05-01-02-00 — X axis drive assembly</text:p>
          </table:table-cell>
          <table:table-cell table:style-name="ce158" office:value-type="float" office:value="2" calcext:value-type="float">
            <text:p>2</text:p>
          </table:table-cell>
          <table:table-cell table:style-name="ce201"/>
          <table:table-cell table:style-name="ce206" office:value-type="float" office:value="4" calcext:value-type="float">
            <text:p>4</text:p>
          </table:table-cell>
          <table:table-cell table:style-name="ce206" table:number-columns-repeated="2"/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1" calcext:value-type="float">
            <text:p>1</text:p>
          </table:table-cell>
          <table:table-cell table:style-name="ce206" table:number-columns-repeated="2"/>
          <table:table-cell table:style-name="ce206" office:value-type="float" office:value="4" calcext:value-type="float">
            <text:p>4</text:p>
          </table:table-cell>
          <table:table-cell table:style-name="ce206" table:number-columns-repeated="12"/>
          <table:table-cell table:style-name="ce206" office:value-type="float" office:value="4" calcext:value-type="float">
            <text:p>4</text:p>
          </table:table-cell>
          <table:table-cell table:style-name="ce206" table:number-columns-repeated="3"/>
          <table:table-cell table:style-name="ce206" office:value-type="float" office:value="7" calcext:value-type="float">
            <text:p>7</text:p>
          </table:table-cell>
          <table:table-cell table:style-name="ce206" table:number-columns-repeated="5"/>
          <table:table-cell table:style-name="ce192"/>
          <table:table-cell table:number-columns-repeated="990"/>
        </table:table-row>
        <table:table-row table:style-name="ro6">
          <table:table-cell table:style-name="ce189" office:value-type="string" calcext:value-type="string">
            <text:p>V05-01-03-00 — Y axis drive assembly</text:p>
          </table:table-cell>
          <table:table-cell table:style-name="ce159" office:value-type="float" office:value="1" calcext:value-type="float">
            <text:p>1</text:p>
          </table:table-cell>
          <table:table-cell table:style-name="ce201"/>
          <table:table-cell table:style-name="ce159"/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float" office:value="4" calcext:value-type="float">
            <text:p>4</text:p>
          </table:table-cell>
          <table:table-cell table:style-name="ce159" table:number-columns-repeated="2"/>
          <table:table-cell table:number-columns-repeated="2" table:style-name="ce159" office:value-type="float" office:value="4" calcext:value-type="float">
            <text:p>4</text:p>
          </table:table-cell>
          <table:table-cell table:style-name="ce159" table:number-columns-repeated="16"/>
          <table:table-cell table:style-name="ce159" office:value-type="float" office:value="4" calcext:value-type="float">
            <text:p>4</text:p>
          </table:table-cell>
          <table:table-cell table:style-name="ce159" table:number-columns-repeated="4"/>
          <table:table-cell table:style-name="ce159" office:value-type="float" office:value="3" calcext:value-type="float">
            <text:p>3</text:p>
          </table:table-cell>
          <table:table-cell table:style-name="ce192"/>
          <table:table-cell table:number-columns-repeated="990"/>
        </table:table-row>
        <table:table-row table:style-name="ro6">
          <table:table-cell table:style-name="ce186" office:value-type="string" calcext:value-type="string">
            <text:p>V05-01-04-00 — Left belt tensioner</text:p>
          </table:table-cell>
          <table:table-cell table:style-name="ce158" office:value-type="float" office:value="1" calcext:value-type="float">
            <text:p>1</text:p>
          </table:table-cell>
          <table:table-cell table:style-name="ce201"/>
          <table:table-cell table:style-name="ce206" table:number-columns-repeated="3"/>
          <table:table-cell table:style-name="ce206" office:value-type="float" office:value="4" calcext:value-type="float">
            <text:p>4</text:p>
          </table:table-cell>
          <table:table-cell table:style-name="ce206" table:number-columns-repeated="9"/>
          <table:table-cell table:style-name="ce206" table:formula="of:=[.AD15]" office:value-type="float" office:value="2" calcext:value-type="float">
            <text:p>2</text:p>
          </table:table-cell>
          <table:table-cell table:style-name="ce206" table:number-columns-repeated="2"/>
          <table:table-cell table:style-name="ce206" office:value-type="float" office:value="1" calcext:value-type="float">
            <text:p>1</text:p>
          </table:table-cell>
          <table:table-cell table:style-name="ce206" table:number-columns-repeated="5"/>
          <table:table-cell table:style-name="ce206" table:formula="of:=[.AD15]" office:value-type="float" office:value="2" calcext:value-type="float">
            <text:p>2</text:p>
          </table:table-cell>
          <table:table-cell table:style-name="ce206"/>
          <table:table-cell table:style-name="ce206" office:value-type="float" office:value="5" calcext:value-type="float">
            <text:p>5</text:p>
          </table:table-cell>
          <table:table-cell table:style-name="ce206"/>
          <table:table-cell table:style-name="ce206" office:value-type="float" office:value="2" calcext:value-type="float">
            <text:p>2</text:p>
          </table:table-cell>
          <table:table-cell table:style-name="ce206" table:number-columns-repeated="3"/>
          <table:table-cell table:style-name="ce192"/>
          <table:table-cell table:number-columns-repeated="990"/>
        </table:table-row>
        <table:table-row table:style-name="ro6">
          <table:table-cell table:style-name="ce189" office:value-type="string" calcext:value-type="string">
            <text:p>V05-01-05-00 — Right belt tensioner</text:p>
          </table:table-cell>
          <table:table-cell table:style-name="ce159" office:value-type="float" office:value="1" calcext:value-type="float">
            <text:p>1</text:p>
          </table:table-cell>
          <table:table-cell table:style-name="ce201"/>
          <table:table-cell table:style-name="ce159" table:number-columns-repeated="3"/>
          <table:table-cell table:style-name="ce159" office:value-type="float" office:value="4" calcext:value-type="float">
            <text:p>4</text:p>
          </table:table-cell>
          <table:table-cell table:style-name="ce159" table:number-columns-repeated="9"/>
          <table:table-cell table:style-name="ce159" table:formula="of:=[.AD16]" office:value-type="float" office:value="2" calcext:value-type="float">
            <text:p>2</text:p>
          </table:table-cell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 table:number-columns-repeated="5"/>
          <table:table-cell table:style-name="ce159" table:formula="of:=[.AD16]" office:value-type="float" office:value="2" calcext:value-type="float">
            <text:p>2</text:p>
          </table:table-cell>
          <table:table-cell table:style-name="ce159"/>
          <table:table-cell table:style-name="ce159" office:value-type="float" office:value="5" calcext:value-type="float">
            <text:p>5</text:p>
          </table:table-cell>
          <table:table-cell table:style-name="ce159"/>
          <table:table-cell table:style-name="ce159" table:formula="of:=[$Расчёты.B20]" office:value-type="float" office:value="2" calcext:value-type="float">
            <text:p>2</text:p>
          </table:table-cell>
          <table:table-cell table:style-name="ce159" table:number-columns-repeated="3"/>
          <table:table-cell table:style-name="ce192"/>
          <table:table-cell table:number-columns-repeated="990"/>
        </table:table-row>
        <table:table-row table:style-name="ro6">
          <table:table-cell table:style-name="ce186" office:value-type="string" calcext:value-type="string">
            <text:p>V05-01-06-00 — X axis mechanical endstop</text:p>
          </table:table-cell>
          <table:table-cell table:style-name="ce158" table:formula="of:=IF([$Расчёты.B20]=2;2;0)" office:value-type="float" office:value="2" calcext:value-type="float">
            <text:p>2</text:p>
          </table:table-cell>
          <table:table-cell table:style-name="ce201"/>
          <table:table-cell table:style-name="ce158" table:number-columns-repeated="18"/>
          <table:table-cell table:style-name="ce158" office:value-type="float" office:value="2" calcext:value-type="float">
            <text:p>2</text:p>
          </table:table-cell>
          <table:table-cell table:style-name="ce158" table:number-columns-repeated="11"/>
          <table:table-cell table:style-name="ce192"/>
          <table:table-cell table:number-columns-repeated="990"/>
        </table:table-row>
        <table:table-row table:style-name="ro6">
          <table:table-cell table:style-name="ce185" office:value-type="string" calcext:value-type="string">
            <text:p>V05-02-00 — Lower frame</text:p>
          </table:table-cell>
          <table:table-cell table:style-name="ce159" office:value-type="float" office:value="1" calcext:value-type="float">
            <text:p>1</text:p>
          </table:table-cell>
          <table:table-cell table:style-name="ce201"/>
          <table:table-cell table:style-name="ce159" table:number-columns-repeated="16"/>
          <table:table-cell table:style-name="ce159" office:value-type="float" office:value="4" calcext:value-type="float">
            <text:p>4</text:p>
          </table:table-cell>
          <table:table-cell table:style-name="ce159" table:number-columns-repeated="13"/>
          <table:table-cell table:style-name="ce192"/>
          <table:table-cell table:number-columns-repeated="990"/>
        </table:table-row>
        <table:table-row table:style-name="ro6">
          <table:table-cell table:style-name="ce190" office:value-type="string" calcext:value-type="string">
            <text:p>V05-03-00 — Z axis</text:p>
          </table:table-cell>
          <table:table-cell table:style-name="ce158" office:value-type="float" office:value="1" calcext:value-type="float">
            <text:p>1</text:p>
          </table:table-cell>
          <table:table-cell table:style-name="ce201"/>
          <table:table-cell table:style-name="ce158" table:number-columns-repeated="30"/>
          <table:table-cell table:style-name="ce192"/>
          <table:table-cell table:number-columns-repeated="990"/>
        </table:table-row>
        <table:table-row table:style-name="ro6">
          <table:table-cell table:style-name="ce189" office:value-type="string" calcext:value-type="string">
            <text:p>V05-03-01-00 — Z axis guide</text:p>
          </table:table-cell>
          <table:table-cell table:style-name="ce159" table:formula="of:=[$Расчёты.B21]" office:value-type="float" office:value="2" calcext:value-type="float">
            <text:p>2</text:p>
          </table:table-cell>
          <table:table-cell table:style-name="ce201"/>
          <table:table-cell table:style-name="ce159" table:number-columns-repeated="9"/>
          <table:table-cell table:style-name="ce159" office:value-type="float" office:value="3" calcext:value-type="float">
            <text:p>3</text:p>
          </table:table-cell>
          <table:table-cell table:style-name="ce159" table:number-columns-repeated="6"/>
          <table:table-cell table:style-name="ce159" office:value-type="float" office:value="6" calcext:value-type="float">
            <text:p>6</text:p>
          </table:table-cell>
          <table:table-cell table:style-name="ce159" table:number-columns-repeated="4"/>
          <table:table-cell table:style-name="ce159" office:value-type="float" office:value="3" calcext:value-type="float">
            <text:p>3</text:p>
          </table:table-cell>
          <table:table-cell table:style-name="ce159" table:number-columns-repeated="2"/>
          <table:table-cell table:style-name="ce159" office:value-type="float" office:value="6" calcext:value-type="float">
            <text:p>6</text:p>
          </table:table-cell>
          <table:table-cell table:style-name="ce159" table:number-columns-repeated="5"/>
          <table:table-cell table:style-name="ce192"/>
          <table:table-cell table:number-columns-repeated="990"/>
        </table:table-row>
        <table:table-row table:style-name="ro6">
          <table:table-cell table:style-name="ce186" office:value-type="string" calcext:value-type="string">
            <text:p>V05-03-02-00 — Z axis drive</text:p>
          </table:table-cell>
          <table:table-cell table:style-name="ce158" office:value-type="float" office:value="2" calcext:value-type="float">
            <text:p>2</text:p>
          </table:table-cell>
          <table:table-cell table:style-name="ce201"/>
          <table:table-cell table:style-name="ce158"/>
          <table:table-cell table:style-name="ce158" office:value-type="float" office:value="4" calcext:value-type="float">
            <text:p>4</text:p>
          </table:table-cell>
          <table:table-cell table:style-name="ce158" table:number-columns-repeated="4"/>
          <table:table-cell table:style-name="ce158" office:value-type="float" office:value="4" calcext:value-type="float">
            <text:p>4</text:p>
          </table:table-cell>
          <table:table-cell table:style-name="ce158"/>
          <table:table-cell table:style-name="ce158" office:value-type="float" office:value="3" calcext:value-type="float">
            <text:p>3</text:p>
          </table:table-cell>
          <table:table-cell table:style-name="ce158" table:number-columns-repeated="15"/>
          <table:table-cell table:style-name="ce158" office:value-type="float" office:value="3" calcext:value-type="float">
            <text:p>3</text:p>
          </table:table-cell>
          <table:table-cell table:style-name="ce158" table:number-columns-repeated="5"/>
          <table:table-cell table:style-name="ce192"/>
          <table:table-cell table:number-columns-repeated="990"/>
        </table:table-row>
        <table:table-row table:style-name="ro6">
          <table:table-cell table:style-name="ce189" office:value-type="string" calcext:value-type="string">
            <text:p>V05-03-03-00 — Heatbed frame</text:p>
          </table:table-cell>
          <table:table-cell table:style-name="ce159" office:value-type="float" office:value="1" calcext:value-type="float">
            <text:p>1</text:p>
          </table:table-cell>
          <table:table-cell table:style-name="ce201"/>
          <table:table-cell table:style-name="ce159" table:number-columns-repeated="30"/>
          <table:table-cell table:style-name="ce192"/>
          <table:table-cell table:number-columns-repeated="990"/>
        </table:table-row>
        <table:table-row table:style-name="ro6">
          <table:table-cell table:style-name="ce188" office:value-type="string" calcext:value-type="string">
            <text:p>V05-03-03-01-00 — Bed arm</text:p>
          </table:table-cell>
          <table:table-cell table:style-name="ce158" table:formula="of:=[$'Покупные изделия'.C59]/2" office:value-type="float" office:value="3" calcext:value-type="float">
            <text:p>3</text:p>
          </table:table-cell>
          <table:table-cell table:style-name="ce201"/>
          <table:table-cell table:style-name="ce158" table:number-columns-repeated="3"/>
          <table:table-cell table:style-name="ce158" office:value-type="float" office:value="10" calcext:value-type="float">
            <text:p>10</text:p>
          </table:table-cell>
          <table:table-cell table:style-name="ce158" table:number-columns-repeated="12"/>
          <table:table-cell table:style-name="ce158" office:value-type="float" office:value="2" calcext:value-type="float">
            <text:p>2</text:p>
          </table:table-cell>
          <table:table-cell table:style-name="ce158" table:number-columns-repeated="3"/>
          <table:table-cell table:style-name="ce158" office:value-type="float" office:value="2" calcext:value-type="float">
            <text:p>2</text:p>
          </table:table-cell>
          <table:table-cell table:style-name="ce158" table:number-columns-repeated="3"/>
          <table:table-cell table:style-name="ce158" office:value-type="float" office:value="12" calcext:value-type="float">
            <text:p>12</text:p>
          </table:table-cell>
          <table:table-cell table:style-name="ce158" table:number-columns-repeated="5"/>
          <table:table-cell table:style-name="ce192"/>
          <table:table-cell table:number-columns-repeated="990"/>
        </table:table-row>
        <table:table-row table:style-name="ro6">
          <table:table-cell table:style-name="ce189" office:value-type="string" calcext:value-type="string">
            <text:p>V05-03-04-00 — Heatbed install</text:p>
          </table:table-cell>
          <table:table-cell table:style-name="ce159" office:value-type="float" office:value="1" calcext:value-type="float">
            <text:p>1</text:p>
          </table:table-cell>
          <table:table-cell table:style-name="ce201"/>
          <table:table-cell table:style-name="ce159" table:number-columns-repeated="15"/>
          <table:table-cell table:style-name="ce159" table:formula="of:=[.B23]*2" office:value-type="float" office:value="6" calcext:value-type="float">
            <text:p>6</text:p>
          </table:table-cell>
          <table:table-cell table:style-name="ce159" table:number-columns-repeated="9"/>
          <table:table-cell table:style-name="ce159" table:formula="of:=[.S24]" office:value-type="float" office:value="6" calcext:value-type="float">
            <text:p>6</text:p>
          </table:table-cell>
          <table:table-cell table:style-name="ce159" table:number-columns-repeated="4"/>
          <table:table-cell table:style-name="ce192"/>
          <table:table-cell table:number-columns-repeated="990"/>
        </table:table-row>
        <table:table-row table:style-name="ro6">
          <table:table-cell table:style-name="ce186" office:value-type="string" calcext:value-type="string">
            <text:p>V05-03-05-00 — Optical endstop install</text:p>
          </table:table-cell>
          <table:table-cell table:style-name="ce158" office:value-type="float" office:value="1" calcext:value-type="float">
            <text:p>1</text:p>
          </table:table-cell>
          <table:table-cell table:style-name="ce201"/>
          <table:table-cell table:style-name="ce158" table:number-columns-repeated="3"/>
          <table:table-cell table:style-name="ce158" office:value-type="float" office:value="2" calcext:value-type="float">
            <text:p>2</text:p>
          </table:table-cell>
          <table:table-cell table:style-name="ce158" table:number-columns-repeated="14"/>
          <table:table-cell table:style-name="ce158" office:value-type="float" office:value="2" calcext:value-type="float">
            <text:p>2</text:p>
          </table:table-cell>
          <table:table-cell table:style-name="ce158" table:number-columns-repeated="5"/>
          <table:table-cell table:style-name="ce158" office:value-type="float" office:value="2" calcext:value-type="float">
            <text:p>2</text:p>
          </table:table-cell>
          <table:table-cell table:style-name="ce158" table:number-columns-repeated="5"/>
          <table:table-cell table:style-name="ce192"/>
          <table:table-cell table:number-columns-repeated="990"/>
        </table:table-row>
        <table:table-row table:style-name="ro6">
          <table:table-cell table:style-name="ce185" office:value-type="string" calcext:value-type="string">
            <text:p>V05-04-00 — Enclosure</text:p>
          </table:table-cell>
          <table:table-cell table:style-name="ce159" office:value-type="float" office:value="1" calcext:value-type="float">
            <text:p>1</text:p>
          </table:table-cell>
          <table:table-cell table:style-name="ce201"/>
          <table:table-cell table:style-name="ce159" table:number-columns-repeated="30"/>
          <table:table-cell table:style-name="ce192"/>
          <table:table-cell table:number-columns-repeated="990"/>
        </table:table-row>
        <table:table-row table:style-name="ro6">
          <table:table-cell table:style-name="ce191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197"/>
          <table:table-cell table:style-name="ce195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" office:value-type="float" office:value="20" calcext:value-type="float">
            <text:p>20</text:p>
          </table:table-cell>
          <table:table-cell table:style-name="ce195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" office:value-type="float" office:value="16" calcext:value-type="float">
            <text:p>16</text:p>
          </table:table-cell>
          <table:table-cell table:style-name="ce195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" office:value-type="float" office:value="8" calcext:value-type="float">
            <text:p>8</text:p>
          </table:table-cell>
          <table:table-cell table:style-name="ce195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" office:value-type="float" office:value="56" calcext:value-type="float">
            <text:p>56</text:p>
          </table:table-cell>
          <table:table-cell table:style-name="ce195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" office:value-type="float" office:value="2" calcext:value-type="float">
            <text:p>2</text:p>
          </table:table-cell>
          <table:table-cell table:style-name="ce195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" office:value-type="float" office:value="34" calcext:value-type="float">
            <text:p>34</text:p>
          </table:table-cell>
          <table:table-cell table:style-name="ce195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" office:value-type="float" office:value="12" calcext:value-type="float">
            <text:p>12</text:p>
          </table:table-cell>
          <table:table-cell table:style-name="ce195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" office:value-type="float" office:value="12" calcext:value-type="float">
            <text:p>12</text:p>
          </table:table-cell>
          <table:table-cell table:style-name="ce195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" office:value-type="float" office:value="6" calcext:value-type="float">
            <text:p>6</text:p>
          </table:table-cell>
          <table:table-cell table:style-name="ce195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" office:value-type="float" office:value="6" calcext:value-type="float">
            <text:p>6</text:p>
          </table:table-cell>
          <table:table-cell table:style-name="ce195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" office:value-type="float" office:value="8" calcext:value-type="float">
            <text:p>8</text:p>
          </table:table-cell>
          <table:table-cell table:style-name="ce195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" office:value-type="float" office:value="2" calcext:value-type="float">
            <text:p>2</text:p>
          </table:table-cell>
          <table:table-cell table:style-name="ce195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" office:value-type="float" office:value="2" calcext:value-type="float">
            <text:p>2</text:p>
          </table:table-cell>
          <table:table-cell table:style-name="ce195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" office:value-type="float" office:value="4" calcext:value-type="float">
            <text:p>4</text:p>
          </table:table-cell>
          <table:table-cell table:style-name="ce195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" office:value-type="float" office:value="6" calcext:value-type="float">
            <text:p>6</text:p>
          </table:table-cell>
          <table:table-cell table:style-name="ce195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" office:value-type="float" office:value="6" calcext:value-type="float">
            <text:p>6</text:p>
          </table:table-cell>
          <table:table-cell table:style-name="ce195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" office:value-type="float" office:value="28" calcext:value-type="float">
            <text:p>28</text:p>
          </table:table-cell>
          <table:table-cell table:style-name="ce195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" office:value-type="float" office:value="2" calcext:value-type="float">
            <text:p>2</text:p>
          </table:table-cell>
          <table:table-cell table:style-name="ce195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" office:value-type="float" office:value="31" calcext:value-type="float">
            <text:p>31</text:p>
          </table:table-cell>
          <table:table-cell table:style-name="ce195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" office:value-type="float" office:value="6" calcext:value-type="float">
            <text:p>6</text:p>
          </table:table-cell>
          <table:table-cell table:style-name="ce195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" office:value-type="float" office:value="36" calcext:value-type="float">
            <text:p>36</text:p>
          </table:table-cell>
          <table:table-cell table:style-name="ce195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" office:value-type="float" office:value="6" calcext:value-type="float">
            <text:p>6</text:p>
          </table:table-cell>
          <table:table-cell table:style-name="ce195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" office:value-type="float" office:value="4" calcext:value-type="float">
            <text:p>4</text:p>
          </table:table-cell>
          <table:table-cell table:style-name="ce195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" office:value-type="float" office:value="25" calcext:value-type="float">
            <text:p>25</text:p>
          </table:table-cell>
          <table:table-cell table:style-name="ce195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" office:value-type="float" office:value="88" calcext:value-type="float">
            <text:p>88</text:p>
          </table:table-cell>
          <table:table-cell table:style-name="ce195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" office:value-type="float" office:value="6" calcext:value-type="float">
            <text:p>6</text:p>
          </table:table-cell>
          <table:table-cell table:style-name="ce195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" office:value-type="float" office:value="4" calcext:value-type="float">
            <text:p>4</text:p>
          </table:table-cell>
          <table:table-cell table:style-name="ce195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" office:value-type="float" office:value="20" calcext:value-type="float">
            <text:p>20</text:p>
          </table:table-cell>
          <table:table-cell table:style-name="ce195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" office:value-type="float" office:value="0" calcext:value-type="float">
            <text:p>0</text:p>
          </table:table-cell>
          <table:table-cell table:style-name="ce195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" office:value-type="float" office:value="3" calcext:value-type="float">
            <text:p>3</text:p>
          </table:table-cell>
          <table:table-cell table:style-name="ce199"/>
          <table:table-cell table:style-name="ce200" table:number-columns-repeated="989"/>
          <table:table-cell/>
        </table:table-row>
        <table:table-row table:style-name="ro6">
          <table:table-cell table:style-name="ce191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197"/>
          <table:table-cell table:style-name="ce196" table:formula="of:=[.D27]*[.D4]" office:value-type="currency" office:currency="USD" office:value="0.9" calcext:value-type="currency">
            <text:p>$0,90</text:p>
          </table:table-cell>
          <table:table-cell table:style-name="ce196" table:formula="of:=[.E27]*[.E4]" office:value-type="currency" office:currency="USD" office:value="0.810810810810811" calcext:value-type="currency">
            <text:p>$0,81</text:p>
          </table:table-cell>
          <table:table-cell table:style-name="ce196" table:formula="of:=[.F27]*[.F4]" office:value-type="currency" office:currency="USD" office:value="0.52972972972973" calcext:value-type="currency">
            <text:p>$0,53</text:p>
          </table:table-cell>
          <table:table-cell table:style-name="ce196" table:formula="of:=[.G27]*[.G4]" office:value-type="currency" office:currency="USD" office:value="4.5027027027027" calcext:value-type="currency">
            <text:p>$4,50</text:p>
          </table:table-cell>
          <table:table-cell table:style-name="ce196" table:formula="of:=[.H27]*[.H4]" office:value-type="currency" office:currency="USD" office:value="0.151351351351351" calcext:value-type="currency">
            <text:p>$0,15</text:p>
          </table:table-cell>
          <table:table-cell table:style-name="ce196" table:formula="of:=[.I27]*[.I4]" office:value-type="currency" office:currency="USD" office:value="4.64972972972973" calcext:value-type="currency">
            <text:p>$4,65</text:p>
          </table:table-cell>
          <table:table-cell table:style-name="ce196" table:formula="of:=[.J27]*[.J4]" office:value-type="currency" office:currency="USD" office:value="0.635675675675676" calcext:value-type="currency">
            <text:p>$0,64</text:p>
          </table:table-cell>
          <table:table-cell table:style-name="ce196" table:formula="of:=[.K27]*[.K4]" office:value-type="currency" office:currency="USD" office:value="1.23081081081081" calcext:value-type="currency">
            <text:p>$1,23</text:p>
          </table:table-cell>
          <table:table-cell table:style-name="ce196" table:formula="of:=[.L27]*[.L4]" office:value-type="currency" office:currency="USD" office:value="0.709459459459459" calcext:value-type="currency">
            <text:p>$0,71</text:p>
          </table:table-cell>
          <table:table-cell table:style-name="ce196" table:formula="of:=[.M27]*[.M4]" office:value-type="currency" office:currency="USD" office:value="0.61054054054054" calcext:value-type="currency">
            <text:p>$0,61</text:p>
          </table:table-cell>
          <table:table-cell table:style-name="ce196" table:formula="of:=[.N27]*[.N4]" office:value-type="currency" office:currency="USD" office:value="0.238918918918919" calcext:value-type="currency">
            <text:p>$0,24</text:p>
          </table:table-cell>
          <table:table-cell table:style-name="ce196" table:formula="of:=[.O27]*[.O4]" office:value-type="currency" office:currency="USD" office:value="0.0775675675675676" calcext:value-type="currency">
            <text:p>$0,08</text:p>
          </table:table-cell>
          <table:table-cell table:style-name="ce196" table:formula="of:=[.P27]*[.P4]" office:value-type="currency" office:currency="USD" office:value="0.0689189189189189" calcext:value-type="currency">
            <text:p>$0,07</text:p>
          </table:table-cell>
          <table:table-cell table:style-name="ce196" table:formula="of:=[.Q27]*[.Q4]" office:value-type="currency" office:currency="USD" office:value="0.221621621621622" calcext:value-type="currency">
            <text:p>$0,22</text:p>
          </table:table-cell>
          <table:table-cell table:style-name="ce196" table:formula="of:=[.R27]*[.R4]" office:value-type="currency" office:currency="USD" office:value="0.754864864864865" calcext:value-type="currency">
            <text:p>$0,75</text:p>
          </table:table-cell>
          <table:table-cell table:style-name="ce196" table:formula="of:=[.S27]*[.S4]" office:value-type="currency" office:currency="USD" office:value="1.48135135135135" calcext:value-type="currency">
            <text:p>$1,48</text:p>
          </table:table-cell>
          <table:table-cell table:style-name="ce196" table:formula="of:=[.T27]*[.T4]" office:value-type="currency" office:currency="USD" office:value="1.88054054054054" calcext:value-type="currency">
            <text:p>$1,88</text:p>
          </table:table-cell>
          <table:table-cell table:style-name="ce196" table:formula="of:=[.U27]*[.U4]" office:value-type="currency" office:currency="USD" office:value="0.273513513513513" calcext:value-type="currency">
            <text:p>$0,27</text:p>
          </table:table-cell>
          <table:table-cell table:style-name="ce196" table:formula="of:=[.V27]*[.V4]" office:value-type="currency" office:currency="USD" office:value="1.34891891891892" calcext:value-type="currency">
            <text:p>$1,35</text:p>
          </table:table-cell>
          <table:table-cell table:style-name="ce196" table:formula="of:=[.W27]*[.W4]" office:value-type="currency" office:currency="USD" office:value="0.644594594594595" calcext:value-type="currency">
            <text:p>$0,64</text:p>
          </table:table-cell>
          <table:table-cell table:style-name="ce196" table:formula="of:=[.X27]*[.X4]" office:value-type="currency" office:currency="USD" office:value="1.22594594594595" calcext:value-type="currency">
            <text:p>$1,23</text:p>
          </table:table-cell>
          <table:table-cell table:style-name="ce196" table:formula="of:=[.Y27]*[.Y4]" office:value-type="currency" office:currency="USD" office:value="0.196216216216216" calcext:value-type="currency">
            <text:p>$0,20</text:p>
          </table:table-cell>
          <table:table-cell table:style-name="ce196" table:formula="of:=[.Z27]*[.Z4]" office:value-type="currency" office:currency="USD" office:value="0.164864864864865" calcext:value-type="currency">
            <text:p>$0,16</text:p>
          </table:table-cell>
          <table:table-cell table:style-name="ce196" table:formula="of:=[.AA27]*[.AA4]" office:value-type="currency" office:currency="USD" office:value="2.1475" calcext:value-type="currency">
            <text:p>$2,15</text:p>
          </table:table-cell>
          <table:table-cell table:style-name="ce196" table:formula="of:=[.AB27]*[.AB4]" office:value-type="currency" office:currency="USD" office:value="7.5592" calcext:value-type="currency">
            <text:p>$7,56</text:p>
          </table:table-cell>
          <table:table-cell table:style-name="ce196" table:formula="of:=[.AC27]*[.AC4]" office:value-type="currency" office:currency="USD" office:value="0.2658" calcext:value-type="currency">
            <text:p>$0,27</text:p>
          </table:table-cell>
          <table:table-cell table:style-name="ce196" table:formula="of:=[.AD27]*[.AD4]" office:value-type="currency" office:currency="USD" office:value="0.94054054054054" calcext:value-type="currency">
            <text:p>$0,94</text:p>
          </table:table-cell>
          <table:table-cell table:style-name="ce196" table:formula="of:=[.AE27]*[.AE4]" office:value-type="currency" office:currency="USD" office:value="0.162162162162162" calcext:value-type="currency">
            <text:p>$0,16</text:p>
          </table:table-cell>
          <table:table-cell table:style-name="ce196" table:formula="of:=[.AF27]*[.AF4]" office:value-type="currency" office:currency="USD" office:value="0" calcext:value-type="currency">
            <text:p>$0,00</text:p>
          </table:table-cell>
          <table:table-cell table:style-name="ce196" table:formula="of:=[.AG27]*[.AG4]" office:value-type="currency" office:currency="USD" office:value="1.1622972972973" calcext:value-type="currency">
            <text:p>$1,16</text:p>
          </table:table-cell>
          <table:table-cell table:style-name="ce199"/>
          <table:table-cell table:style-name="ce200" table:number-columns-repeated="989"/>
          <table:table-cell/>
        </table:table-row>
        <table:table-row table:style-name="ro6">
          <table:table-cell table:style-name="ce191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98"/>
          <table:covered-table-cell table:style-name="ce202"/>
          <table:table-cell table:style-name="ce207" table:formula="of:=SUM([.D28:.AG28])" office:value-type="currency" office:currency="USD" office:value="35.5461486486486" calcext:value-type="currency" table:number-columns-spanned="30" table:number-rows-spanned="1">
            <text:p>$35,55</text:p>
          </table:table-cell>
          <table:covered-table-cell table:number-columns-repeated="29" table:style-name="ce208"/>
          <table:table-cell table:style-name="ce192"/>
          <table:table-cell table:number-columns-repeated="990"/>
        </table:table-row>
        <table:table-row table:style-name="ro6">
          <table:table-cell table:style-name="ce192"/>
          <table:table-cell table:style-name="ce199"/>
          <table:table-cell table:style-name="ce192" table:number-columns-repeated="32"/>
          <table:table-cell table:number-columns-repeated="990"/>
        </table:table-row>
        <table:table-row table:style-name="ro6">
          <table:table-cell table:style-name="ce192"/>
          <table:table-cell table:style-name="ce199"/>
          <table:table-cell table:style-name="ce192" table:number-columns-repeated="2"/>
          <table:table-cell table:style-name="ce192" office:value-type="string" calcext:value-type="string">
            <text:p><text:s/></text:p>
          </table:table-cell>
          <table:table-cell table:style-name="ce192" table:number-columns-repeated="29"/>
          <table:table-cell table:number-columns-repeated="990"/>
        </table:table-row>
        <table:table-row table:style-name="ro6" table:number-rows-repeated="6">
          <table:table-cell table:style-name="ce192"/>
          <table:table-cell table:style-name="ce199"/>
          <table:table-cell table:style-name="ce192" table:number-columns-repeated="32"/>
          <table:table-cell table:number-columns-repeated="990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28" table:default-cell-style-name="ce193"/>
        <table:table-column table:style-name="co29" table:default-cell-style-name="ce193"/>
        <table:table-column table:style-name="co30" table:default-cell-style-name="ce193"/>
        <table:table-column table:style-name="co2" table:number-columns-repeated="1021" table:default-cell-style-name="ce193"/>
        <table:table-row table:style-name="ro6">
          <table:table-cell table:style-name="ce216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217"/>
          <table:table-cell table:number-columns-repeated="1021"/>
        </table:table-row>
        <table:table-row table:style-name="ro6">
          <table:table-cell table:style-name="ce217" office:value-type="string" calcext:value-type="string">
            <text:p>Название</text:p>
          </table:table-cell>
          <table:table-cell table:style-name="ce217" office:value-type="string" calcext:value-type="string">
            <text:p>Размер по Х</text:p>
          </table:table-cell>
          <table:table-cell table:style-name="ce217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DC 220х220 (MK3)</text:p>
          </table:table-cell>
          <table:table-cell table:number-columns-repeated="2" table:style-name="ce208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DC 314х214 (MK2B)</text:p>
          </table:table-cell>
          <table:table-cell table:style-name="ce208" office:value-type="float" office:value="314" calcext:value-type="float">
            <text:p>314</text:p>
          </table:table-cell>
          <table:table-cell table:style-name="ce208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AC 300x200</text:p>
          </table:table-cell>
          <table:table-cell table:style-name="ce208" office:value-type="float" office:value="300" calcext:value-type="float">
            <text:p>300</text:p>
          </table:table-cell>
          <table:table-cell table:style-name="ce208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AC 300x300</text:p>
          </table:table-cell>
          <table:table-cell table:number-columns-repeated="2" table:style-name="ce208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AC 400х250 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AC 400x3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AC 400x400</text:p>
          </table:table-cell>
          <table:table-cell table:number-columns-repeated="2" table:style-name="ce208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AC 450x450</text:p>
          </table:table-cell>
          <table:table-cell table:number-columns-repeated="2" table:style-name="ce208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08" office:value-type="string" calcext:value-type="string">
            <text:p>AC 510x510</text:p>
          </table:table-cell>
          <table:table-cell table:number-columns-repeated="2" table:style-name="ce208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18" office:value-type="string" calcext:value-type="string">
            <text:p>Название</text:p>
          </table:table-cell>
          <table:table-cell table:style-name="ce219" office:value-type="string" calcext:value-type="string">
            <text:p>Количество</text:p>
          </table:table-cell>
          <table:table-cell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Одиночный экструдер</text:p>
          </table:table-cell>
          <table:table-cell table:style-name="ce208" office:value-type="float" office:value="1" calcext:value-type="float">
            <text:p>1</text:p>
          </table:table-cell>
          <table:table-cell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IDEX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BMG + e3d v6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BMG + e3d volcano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Не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LCD12864 (не реализовано)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Rumba32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Fysetc spider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BTT Octopus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Не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Raspberry Pi Zero W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Raspberry Pi 3B+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Raspberry Pi 4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Orange Pi Lite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Openbuilds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MGN9 (не реализовано)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Да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Не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Блок питания 24в 200В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Блок питания 24в 350В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Блок питания 24в 600В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Блок питания 24в 1000В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08"/>
          <table:table-cell table:number-columns-repeated="1021"/>
        </table:table-row>
        <table:table-row table:style-name="ro6">
          <table:table-cell table:style-name="ce208" office:value-type="string" calcext:value-type="string">
            <text:p>Нет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От платы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Понижающий преобразователь</text:p>
          </table:table-cell>
          <table:table-cell table:style-name="ce208" table:number-columns-repeated="2"/>
          <table:table-cell table:number-columns-repeated="1021"/>
        </table:table-row>
        <table:table-row table:style-name="ro6">
          <table:table-cell table:style-name="ce208" office:value-type="string" calcext:value-type="string">
            <text:p>Блок питания</text:p>
          </table:table-cell>
          <table:table-cell table:style-name="ce208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table:table-column table:style-name="co3" table:default-cell-style-name="ce193"/>
        <table:table-column table:style-name="co31" table:default-cell-style-name="ce193"/>
        <table:table-column table:style-name="co32" table:default-cell-style-name="ce193"/>
        <table:table-column table:style-name="co33" table:default-cell-style-name="ce193"/>
        <table:table-column table:style-name="co2" table:number-columns-repeated="1020" table:default-cell-style-name="ce193"/>
        <table:table-row table:style-name="ro18">
          <table:table-cell table:style-name="ce220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20"/>
          <table:table-cell table:number-columns-repeated="1020"/>
        </table:table-row>
        <table:table-row table:style-name="ro13">
          <table:table-cell table:style-name="ce220" office:value-type="string" calcext:value-type="string">
            <text:p>Потребитель</text:p>
          </table:table-cell>
          <table:table-cell table:style-name="ce220" office:value-type="string" calcext:value-type="string">
            <text:p>Потребляемая мощность единицы [Вт]</text:p>
          </table:table-cell>
          <table:table-cell table:style-name="ce220" office:value-type="string" calcext:value-type="string">
            <text:p>Количество</text:p>
          </table:table-cell>
          <table:table-cell table:style-name="ce220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Нагреватель хотэнда</text:p>
          </table:table-cell>
          <table:table-cell table:style-name="ce221" office:value-type="float" office:value="40" calcext:value-type="float">
            <text:p>40</text:p>
          </table:table-cell>
          <table:table-cell table:style-name="ce221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21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Мотор экструдера</text:p>
          </table:table-cell>
          <table:table-cell table:style-name="ce221" table:formula="of:=24*1/4" office:value-type="float" office:value="6" calcext:value-type="float">
            <text:p>6</text:p>
          </table:table-cell>
          <table:table-cell table:style-name="ce221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21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Мотор оси X или Y</text:p>
          </table:table-cell>
          <table:table-cell table:style-name="ce221" table:formula="of:=24*2/4" office:value-type="float" office:value="12" calcext:value-type="float">
            <text:p>12</text:p>
          </table:table-cell>
          <table:table-cell table:style-name="ce221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21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Мотор оси Z</text:p>
          </table:table-cell>
          <table:table-cell table:style-name="ce221" table:formula="of:=24*1.8/4" office:value-type="float" office:value="10.8" calcext:value-type="float">
            <text:p>10,8</text:p>
          </table:table-cell>
          <table:table-cell table:style-name="ce221" table:formula="of:=[.B21]" office:value-type="float" office:value="2" calcext:value-type="float">
            <text:p>2</text:p>
          </table:table-cell>
          <table:table-cell table:style-name="ce221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Стол</text:p>
          </table:table-cell>
          <table:table-cell table:style-name="ce221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222" office:value-type="string" calcext:value-type="string">
            <text:p>Питание управляющей платы</text:p>
          </table:table-cell>
          <table:table-cell table:style-name="ce221" office:value-type="float" office:value="15" calcext:value-type="float">
            <text:p>15</text:p>
          </table:table-cell>
          <table:table-cell table:style-name="ce221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21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Вентилятор обдува платы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5" calcext:value-type="float">
            <text:p>5</text:p>
          </table:table-cell>
          <table:table-cell table:style-name="ce221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Вентилятор обдува хотэнда</text:p>
          </table:table-cell>
          <table:table-cell table:style-name="ce221" office:value-type="float" office:value="1.5" calcext:value-type="float">
            <text:p>1,5</text:p>
          </table:table-cell>
          <table:table-cell table:style-name="ce221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21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Вентилятор обдува модели</text:p>
          </table:table-cell>
          <table:table-cell table:style-name="ce221" office:value-type="float" office:value="2.4" calcext:value-type="float">
            <text:p>2,4</text:p>
          </table:table-cell>
          <table:table-cell table:style-name="ce221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21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21" office:value-type="string" calcext:value-type="string">
            <text:p>Подсветка</text:p>
          </table:table-cell>
          <table:table-cell table:style-name="ce221" office:value-type="float" office:value="15" calcext:value-type="float">
            <text:p>15</text:p>
          </table:table-cell>
          <table:table-cell table:style-name="ce221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221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223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21"/>
          <table:table-cell table:style-name="ce221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2" table:number-rows-spanned="1">
            <text:p>Параметры принтера</text:p>
          </table:table-cell>
          <table:covered-table-cell table:style-name="ce224"/>
          <table:table-cell table:style-name="ce227" table:number-columns-repeated="2"/>
          <table:table-cell table:number-columns-repeated="1020"/>
        </table:table-row>
        <table:table-row table:style-name="ro6">
          <table:table-cell table:style-name="ce216" office:value-type="string" calcext:value-type="string">
            <text:p>Параметр</text:p>
          </table:table-cell>
          <table:table-cell table:style-name="ce226" office:value-type="string" calcext:value-type="string">
            <text:p>Значение</text:p>
          </table:table-cell>
          <table:table-cell table:style-name="ce227" table:number-columns-repeated="2"/>
          <table:table-cell table:number-columns-repeated="1020"/>
        </table:table-row>
        <table:table-row table:style-name="ro6">
          <table:table-cell table:style-name="ce224" office:value-type="string" calcext:value-type="string">
            <text:p>Размер области печати X</text:p>
          </table:table-cell>
          <table:table-cell table:style-name="ce224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227" table:number-columns-repeated="2"/>
          <table:table-cell table:number-columns-repeated="1020"/>
        </table:table-row>
        <table:table-row table:style-name="ro6">
          <table:table-cell table:style-name="ce224" office:value-type="string" calcext:value-type="string">
            <text:p>Размер области печати Y</text:p>
          </table:table-cell>
          <table:table-cell table:style-name="ce224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227" table:number-columns-repeated="2"/>
          <table:table-cell table:number-columns-repeated="1020"/>
        </table:table-row>
        <table:table-row table:style-name="ro6">
          <table:table-cell table:style-name="ce224" office:value-type="string" calcext:value-type="string">
            <text:p>Размер стола Y</text:p>
          </table:table-cell>
          <table:table-cell table:style-name="ce224" table:formula="of:=[.B18]+50" office:value-type="float" office:value="300" calcext:value-type="float">
            <text:p>300</text:p>
          </table:table-cell>
          <table:table-cell table:style-name="ce227" table:number-columns-repeated="2"/>
          <table:table-cell table:number-columns-repeated="1020"/>
        </table:table-row>
        <table:table-row table:style-name="ro6">
          <table:table-cell table:style-name="ce224" office:value-type="string" calcext:value-type="string">
            <text:p>Количество экструдеров</text:p>
          </table:table-cell>
          <table:table-cell table:style-name="ce224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227" table:number-columns-repeated="2"/>
          <table:table-cell table:number-columns-repeated="1020"/>
        </table:table-row>
        <table:table-row table:style-name="ro6">
          <table:table-cell table:style-name="ce208" office:value-type="string" calcext:value-type="string">
            <text:p>Количество стоек Z</text:p>
          </table:table-cell>
          <table:table-cell table:style-name="ce208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6" office:value-type="string" calcext:value-type="string" table:number-columns-spanned="2" table:number-rows-spanned="1">
            <text:p>Расчёт размера рамы</text:p>
          </table:table-cell>
          <table:covered-table-cell table:style-name="ce208"/>
          <table:table-cell table:number-columns-repeated="1022"/>
        </table:table-row>
        <table:table-row table:style-name="ro6">
          <table:table-cell table:style-name="ce216" office:value-type="string" calcext:value-type="string">
            <text:p>Параметр</text:p>
          </table:table-cell>
          <table:table-cell table:style-name="ce226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225" office:value-type="string" calcext:value-type="string">
            <text:p>Длина балки оси X</text:p>
          </table:table-cell>
          <table:table-cell table:style-name="ce221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225" office:value-type="string" calcext:value-type="string">
            <text:p>Длина поперечной балки оси Z</text:p>
          </table:table-cell>
          <table:table-cell table:style-name="ce221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225" office:value-type="string" calcext:value-type="string">
            <text:p>Длина плеч оси Z</text:p>
          </table:table-cell>
          <table:table-cell table:style-name="ce221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225" office:value-type="string" calcext:value-type="string">
            <text:p>Габарит рамы по оси X</text:p>
          </table:table-cell>
          <table:table-cell table:style-name="ce221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225" office:value-type="string" calcext:value-type="string">
            <text:p>Габарит рамы по оси Y</text:p>
          </table:table-cell>
          <table:table-cell table:style-name="ce221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225" office:value-type="string" calcext:value-type="string">
            <text:p>Габарит основной части рамы по оси Z</text:p>
          </table:table-cell>
          <table:table-cell table:style-name="ce221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225" office:value-type="string" calcext:value-type="string">
            <text:p>Удлинение угловых стоек для образования ножек</text:p>
          </table:table-cell>
          <table:table-cell table:style-name="ce221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 style:data-style-name="N2" text:time-value="15:23:42.8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8-03T15:25:01.109000000</dc:date>
    <meta:editing-duration>P6DT13H49M27S</meta:editing-duration>
    <meta:editing-cycles>271</meta:editing-cycles>
    <meta:generator>LibreOffice/7.1.4.2$Windows_X86_64 LibreOffice_project/a529a4fab45b75fefc5b6226684193eb000654f6</meta:generator>
    <meta:document-statistic meta:table-count="8" meta:cell-count="1213" meta:object-count="0"/>
  </office:meta>
</office:document-meta>
</file>